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829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9900" style:text-align-source="fix" style:repeat-content="false" fo:border="0.002cm solid #000000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02cm solid #000000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background-color="#3399ff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3399ff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99ff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1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8" style:family="table-cell" style:parent-style-name="Default" style:data-style-name="N60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9" style:family="table-cell" style:parent-style-name="Default" style:data-style-name="N11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0" style:family="table-cell" style:parent-style-name="Default" style:data-style-name="N11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1" style:family="table-cell" style:parent-style-name="Default" style:data-style-name="N11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2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3" style:family="table-cell" style:parent-style-name="Default" style:data-style-name="N108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4" style:family="table-cell" style:parent-style-name="Default" style:data-style-name="N108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5" style:family="table-cell" style:parent-style-name="Default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9900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2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8" style:family="table-cell" style:parent-style-name="Default">
      <style:table-cell-properties fo:background-color="#00ff66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ff6666" style:text-align-source="fix" style:repeat-content="false" fo:border="0.002cm solid #000000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60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1" style:family="table-cell" style:parent-style-name="Default">
      <style:table-cell-properties fo:background-color="#ff6666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3" style:family="table-cell" style:parent-style-name="Default" style:data-style-name="N107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4" style:family="table-cell" style:parent-style-name="Default" style:data-style-name="N60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5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3399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ff99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41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ff66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fo:background-color="#ff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2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54" style:family="table-cell" style:parent-style-name="Default" style:data-style-name="N2">
      <style:table-cell-properties fo:background-color="#ff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#ff6666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ffffff"/>
    </style:style>
    <style:style style:name="gr1" style:family="graphic">
      <style:graphic-properties draw:stroke="solid" draw:fill="none" draw:textarea-horizontal-align="center" draw:textarea-vertical-align="middle" draw:fit-to-size="tru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15"/>
        <table:table-column table:style-name="co5" table:default-cell-style-name="ce6"/>
        <table:table-column table:style-name="co6" table:default-cell-style-name="ce20"/>
        <table:table-column table:style-name="co7" table:default-cell-style-name="ce23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19"/>
        <table:table-column table:style-name="co5" table:default-cell-style-name="ce6"/>
        <table:table-column table:style-name="co10" table:default-cell-style-name="ce6"/>
        <table:table-column table:style-name="co10" table:default-cell-style-name="ce32"/>
        <table:table-column table:style-name="co1" table:default-cell-style-name="ce32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12"/>
          <table:table-cell/>
        </table:table-row>
        <table:table-row table:style-name="ro2">
          <table:table-cell/>
          <table:table-cell table:style-name="ce1" office:value-type="string" table:number-columns-spanned="14" table:number-rows-spanned="1">
            <text:p>Baseline: (n_hf=64,n_hl=5, params size=32 bit)</text:p>
          </table:table-cell>
          <table:covered-table-cell table:number-columns-repeated="13" table:style-name="ce4"/>
          <table:table-cell/>
        </table:table-row>
        <table:table-row table:style-name="ro3">
          <table:table-cell/>
          <table:table-cell table:style-name="ce2" office:value-type="string">
            <text:p>Train</text:p>
          </table:table-cell>
          <table:table-cell table:style-name="ce2" office:value-type="string">
            <text:p>Date</text:p>
          </table:table-cell>
          <table:table-cell table:style-name="ce14" office:value-type="string">
            <text:p>Prune Tech.</text:p>
          </table:table-cell>
          <table:table-cell table:style-name="ce14" office:value-type="string">
            <text:p>Freq. Update (epochs)</text:p>
          </table:table-cell>
          <table:table-cell table:style-name="ce14" office:value-type="string">
            <text:p>Target Sparsity (%)</text:p>
          </table:table-cell>
          <table:table-cell table:style-name="ce14" office:value-type="string">
            <text:p>Achieved Sparsity (%)</text:p>
          </table:table-cell>
          <table:table-cell table:style-name="ce25" office:value-type="string">
            <text:p>Psnr (db)</text:p>
          </table:table-cell>
          <table:table-cell table:style-name="ce25" office:value-type="string">
            <text:p>Bpp</text:p>
          </table:table-cell>
          <table:table-cell table:style-name="ce28" office:value-type="string">
            <text:p>Footprint (Byte)</text:p>
          </table:table-cell>
          <table:table-cell table:style-name="ce28" office:value-type="string">
            <text:p>Footprint (%)</text:p>
          </table:table-cell>
          <table:table-cell table:style-name="ce28" office:value-type="string">
            <text:p>Img Width</text:p>
          </table:table-cell>
          <table:table-cell table:style-name="ce28" office:value-type="string">
            <text:p>Img Height</text:p>
          </table:table-cell>
          <table:table-cell table:style-name="ce29" office:value-type="string">
            <text:p>Mse</text:p>
          </table:table-cell>
          <table:table-cell table:style-name="ce29" office:value-type="string">
            <text:p>Ssim (%)</text:p>
          </table:table-cell>
          <table:table-cell/>
        </table:table-row>
        <table:table-row table:style-name="ro1">
          <table:table-cell/>
          <table:table-cell table:number-columns-repeated="4" table:style-name="ce3" office:value-type="string">
            <text:p>-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float" office:value="49.1567493">
            <text:p>49,16</text:p>
          </table:table-cell>
          <table:table-cell table:style-name="ce3" table:formula="of:=[.J4]*32/([.L4]*[.M4])" office:value-type="float" office:value="10.25146484375">
            <text:p>10,25</text:p>
          </table:table-cell>
          <table:table-cell table:style-name="ce3" table:formula="of:=(64*2+2)+(64*64*5+64*5) + (64+1)" office:value-type="float" office:value="20995">
            <text:p>20995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256">
            <text:p>256</text:p>
          </table:table-cell>
          <table:table-cell table:style-name="ce30" office:value-type="float" office:value="0.0000486">
            <text:p>4,86E-005</text:p>
          </table:table-cell>
          <table:table-cell table:style-name="ce30" office:value-type="float" office:value="0.9955182">
            <text:p>9,96E-001</text:p>
          </table:table-cell>
          <table:table-cell/>
        </table:table-row>
        <table:table-row table:style-name="ro1">
          <table:table-cell/>
          <table:table-cell table:style-name="ce4" table:number-columns-repeated="14"/>
          <table:table-cell/>
        </table:table-row>
        <table:table-row table:style-name="ro2">
          <table:table-cell/>
          <table:table-cell table:style-name="ce1" office:value-type="string" table:number-columns-spanned="14" table:number-rows-spanned="1">
            <text:p>Compression Technique: Agp Pruning (params size=32 bit)</text:p>
          </table:table-cell>
          <table:covered-table-cell table:number-columns-repeated="13" table:style-name="ce4"/>
          <table:table-cell/>
        </table:table-row>
        <table:table-row table:style-name="ro4">
          <table:table-cell/>
          <table:table-cell table:style-name="ce5" office:value-type="string">
            <text:p>Train</text:p>
          </table:table-cell>
          <table:table-cell table:style-name="ce5" office:value-type="string">
            <text:p>Date</text:p>
          </table:table-cell>
          <table:table-cell table:style-name="ce14" office:value-type="string">
            <text:p>Prune Tech.</text:p>
          </table:table-cell>
          <table:table-cell table:style-name="ce14" office:value-type="string">
            <text:p>Freq. Update (epochs)</text:p>
          </table:table-cell>
          <table:table-cell table:style-name="ce14" office:value-type="string">
            <text:p>Target Sparsity (%)</text:p>
          </table:table-cell>
          <table:table-cell table:style-name="ce14" office:value-type="string">
            <text:p>Achieved Sparsity (%)</text:p>
          </table:table-cell>
          <table:table-cell table:style-name="ce26" office:value-type="string">
            <text:p>Psnr (db)</text:p>
          </table:table-cell>
          <table:table-cell table:style-name="ce26" office:value-type="string">
            <text:p>Bpp</text:p>
          </table:table-cell>
          <table:table-cell table:style-name="ce28" office:value-type="string">
            <text:p>Footprint (Byte)</text:p>
          </table:table-cell>
          <table:table-cell table:style-name="ce28" office:value-type="string">
            <text:p>Footprint (%)</text:p>
          </table:table-cell>
          <table:table-cell table:style-name="ce28" office:value-type="string">
            <text:p>Img Width</text:p>
          </table:table-cell>
          <table:table-cell table:style-name="ce28" office:value-type="string">
            <text:p>Img Height</text:p>
          </table:table-cell>
          <table:table-cell table:style-name="ce31" office:value-type="string">
            <text:p>Mse</text:p>
          </table:table-cell>
          <table:table-cell table:style-name="ce31" office:value-type="string">
            <text:p>Ssim (%)</text:p>
          </table:table-cell>
          <table:table-cell>
            <draw:frame table:end-cell-address="Sheet1.W25" table:end-x="2.168cm" table:end-y="0.394cm" draw:z-index="0" draw:name="Psnr (db) vs. Bpp scatter plot" draw:style-name="gr1" draw:text-style-name="P1" svg:width="15.999cm" svg:height="8.999cm" svg:x="1.976cm" svg:y="0.331cm">
              <draw:object draw:notify-on-update-of-ranges="Sheet1.B4:Sheet1.G4 Sheet1.I8:Sheet1.I33 Sheet1.H3:Sheet1.H3 Sheet1.H8:Sheet1.H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Psnr (db) vs. Bpp scatter-plot</svg:title>
            </draw:frame>
          </table:table-cell>
        </table:table-row>
        <table:table-row table:style-name="ro1">
          <table:table-cell/>
          <table:table-cell table:formula="of:=ROWS([.$B$8:.B8])" office:value-type="float" office:value="1">
            <text:p>1</text:p>
          </table:table-cell>
          <table:table-cell table:style-name="ce6" office:value-type="string">
            <text:p>2020.12.10-170958</text:p>
          </table:table-cell>
          <table:table-cell office:value-type="string">
            <text:p>AGP</text:p>
          </table:table-cell>
          <table:table-cell office:value-type="float" office:value="2">
            <text:p>2</text:p>
          </table:table-cell>
          <table:table-cell table:style-name="ce19" office:value-type="percentage" office:value="0.4">
            <text:p>40,00%</text:p>
          </table:table-cell>
          <table:table-cell table:style-name="ce22" table:formula="of:=1-[.K8]" office:value-type="percentage" office:value="0.380328649678495">
            <text:p>38,03%</text:p>
          </table:table-cell>
          <table:table-cell office:value-type="float" office:value="45.8150705">
            <text:p>45,82</text:p>
          </table:table-cell>
          <table:table-cell table:formula="of:=[.J8]*32/([.L8]*[.M8])" office:value-type="float" office:value="6.3525390625">
            <text:p>6,35</text:p>
          </table:table-cell>
          <table:table-cell table:formula="of:=(2)+(12687+64*5)+(1)" office:value-type="float" office:value="13010">
            <text:p>13010</text:p>
          </table:table-cell>
          <table:table-cell table:formula="of:=[.J8]/[.$J$4]" office:value-type="percentage" office:value="0.619671350321505">
            <text:p>61,97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05">
            <text:p>1,0500E-004</text:p>
          </table:table-cell>
          <table:table-cell office:value-type="float" office:value="0.9892989">
            <text:p>9,8930E-001</text:p>
          </table:table-cell>
          <table:table-cell/>
        </table:table-row>
        <table:table-row table:style-name="ro1">
          <table:table-cell/>
          <table:table-cell table:style-name="ce7" table:formula="of:=ROWS([.$B$8:.B9])" office:value-type="float" office:value="2">
            <text:p>2</text:p>
          </table:table-cell>
          <table:table-cell table:style-name="ce7" office:value-type="string">
            <text:p>2020.12.10-044629</text:p>
          </table:table-cell>
          <table:table-cell table:style-name="ce16" office:value-type="string">
            <text:p>AGP</text:p>
          </table:table-cell>
          <table:table-cell table:style-name="ce7" office:value-type="float" office:value="2">
            <text:p>2</text:p>
          </table:table-cell>
          <table:table-cell office:value-type="percentage" office:value="0.4">
            <text:p>40,00%</text:p>
          </table:table-cell>
          <table:table-cell table:formula="of:=1-[.K9]" office:value-type="percentage" office:value="0.380376280066683">
            <text:p>38,04%</text:p>
          </table:table-cell>
          <table:table-cell table:style-name="ce7" office:value-type="float" office:value="45.284305">
            <text:p>45,28</text:p>
          </table:table-cell>
          <table:table-cell table:style-name="ce7" table:formula="of:=[.J9]*32/([.L9]*[.M9])" office:value-type="float" office:value="6.35205078125">
            <text:p>6,35</text:p>
          </table:table-cell>
          <table:table-cell table:style-name="ce7" table:formula="of:=(2) +(12686+64*5)+(1)" office:value-type="float" office:value="13009">
            <text:p>13009</text:p>
          </table:table-cell>
          <table:table-cell table:style-name="ce20" table:formula="of:=[.J9]/[.$J$4]" office:value-type="percentage" office:value="0.619623719933317">
            <text:p>61,96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186">
            <text:p>1,1860E-004</text:p>
          </table:table-cell>
          <table:table-cell table:style-name="ce33" office:value-type="float" office:value="0.988715">
            <text:p>9,8872E-001</text:p>
          </table:table-cell>
          <table:table-cell/>
        </table:table-row>
        <table:table-row table:style-name="ro1">
          <table:table-cell/>
          <table:table-cell table:formula="of:=ROWS([.$B$8:.B10])" office:value-type="float" office:value="3">
            <text:p>3</text:p>
          </table:table-cell>
          <table:table-cell table:style-name="ce6" office:value-type="string">
            <text:p>2020.12.10-044629</text:p>
          </table:table-cell>
          <table:table-cell office:value-type="string">
            <text:p>AGP</text:p>
          </table:table-cell>
          <table:table-cell office:value-type="float" office:value="2">
            <text:p>2</text:p>
          </table:table-cell>
          <table:table-cell table:style-name="ce19" office:value-type="percentage" office:value="0.35">
            <text:p>35,00%</text:p>
          </table:table-cell>
          <table:table-cell table:style-name="ce22" table:formula="of:=1-[.K10]" office:value-type="percentage" office:value="0.321838532984044">
            <text:p>32,18%</text:p>
          </table:table-cell>
          <table:table-cell office:value-type="float" office:value="44.7893062">
            <text:p>44,79</text:p>
          </table:table-cell>
          <table:table-cell table:formula="of:=[.J10]*32/([.L10]*[.M10])" office:value-type="float" office:value="6.9521484375">
            <text:p>6,95</text:p>
          </table:table-cell>
          <table:table-cell table:formula="of:=(2) +(13915+64*5)+(1)" office:value-type="float" office:value="14238">
            <text:p>14238</text:p>
          </table:table-cell>
          <table:table-cell table:formula="of:=[.J10]/[.$J$4]" office:value-type="percentage" office:value="0.678161467015956">
            <text:p>67,82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328">
            <text:p>1,3280E-004</text:p>
          </table:table-cell>
          <table:table-cell office:value-type="float" office:value="0.9903565">
            <text:p>9,9036E-001</text:p>
          </table:table-cell>
          <table:table-cell/>
        </table:table-row>
        <table:table-row table:style-name="ro1">
          <table:table-cell/>
          <table:table-cell table:style-name="ce7" table:formula="of:=ROWS([.$B$8:.B11])" office:value-type="float" office:value="4">
            <text:p>4</text:p>
          </table:table-cell>
          <table:table-cell table:style-name="ce7" office:value-type="string">
            <text:p>2020.12.09-085652</text:p>
          </table:table-cell>
          <table:table-cell table:style-name="ce16" office:value-type="string">
            <text:p>AGP</text:p>
          </table:table-cell>
          <table:table-cell table:style-name="ce7" office:value-type="float" office:value="2">
            <text:p>2</text:p>
          </table:table-cell>
          <table:table-cell office:value-type="percentage" office:value="0.35">
            <text:p>35,00%</text:p>
          </table:table-cell>
          <table:table-cell table:formula="of:=1-[.K11]" office:value-type="percentage" office:value="0.321838532984044">
            <text:p>32,18%</text:p>
          </table:table-cell>
          <table:table-cell table:style-name="ce7" office:value-type="float" office:value="45.1532484">
            <text:p>45,15</text:p>
          </table:table-cell>
          <table:table-cell table:style-name="ce7" table:formula="of:=[.J11]*32/([.L11]*[.M11])" office:value-type="float" office:value="6.9521484375">
            <text:p>6,95</text:p>
          </table:table-cell>
          <table:table-cell table:style-name="ce7" table:formula="of:=(2) +(13915+64*5)+(1)" office:value-type="float" office:value="14238">
            <text:p>14238</text:p>
          </table:table-cell>
          <table:table-cell table:style-name="ce20" table:formula="of:=[.J11]/[.$J$4]" office:value-type="percentage" office:value="0.678161467015956">
            <text:p>67,82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222">
            <text:p>1,2220E-004</text:p>
          </table:table-cell>
          <table:table-cell table:style-name="ce33" office:value-type="float" office:value="0.9900753">
            <text:p>9,9008E-001</text:p>
          </table:table-cell>
          <table:table-cell/>
        </table:table-row>
        <table:table-row table:style-name="ro1">
          <table:table-cell/>
          <table:table-cell table:formula="of:=ROWS([.$B$8:.B12])" office:value-type="float" office:value="5">
            <text:p>5</text:p>
          </table:table-cell>
          <table:table-cell table:style-name="ce6" office:value-type="string">
            <text:p>2020.12.08-191157</text:p>
          </table:table-cell>
          <table:table-cell office:value-type="string">
            <text:p>AGP</text:p>
          </table:table-cell>
          <table:table-cell office:value-type="float" office:value="2">
            <text:p>2</text:p>
          </table:table-cell>
          <table:table-cell table:style-name="ce19" office:value-type="percentage" office:value="0.35">
            <text:p>35,00%</text:p>
          </table:table-cell>
          <table:table-cell table:style-name="ce22" table:formula="of:=1-[.K12]" office:value-type="percentage" office:value="0.311979042629197">
            <text:p>31,20%</text:p>
          </table:table-cell>
          <table:table-cell office:value-type="float" office:value="45.4187365">
            <text:p>45,42</text:p>
          </table:table-cell>
          <table:table-cell table:formula="of:=[.J12]*32/([.L12]*[.M12])" office:value-type="float" office:value="7.05322265625">
            <text:p>7,05</text:p>
          </table:table-cell>
          <table:table-cell table:formula="of:=(2) +(14122+64*5)+(1)" office:value-type="float" office:value="14445">
            <text:p>14445</text:p>
          </table:table-cell>
          <table:table-cell table:formula="of:=[.J12]/[.$J$4]" office:value-type="percentage" office:value="0.688020957370803">
            <text:p>68,80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149">
            <text:p>1,1490E-004</text:p>
          </table:table-cell>
          <table:table-cell office:value-type="float" office:value="0.9906257">
            <text:p>9,9063E-001</text:p>
          </table:table-cell>
          <table:table-cell/>
        </table:table-row>
        <table:table-row table:style-name="ro1">
          <table:table-cell/>
          <table:table-cell table:style-name="ce7" table:formula="of:=ROWS([.$B$8:.B13])" office:value-type="float" office:value="6">
            <text:p>6</text:p>
          </table:table-cell>
          <table:table-cell table:style-name="ce7" office:value-type="string">
            <text:p>2020.12.07-045630</text:p>
          </table:table-cell>
          <table:table-cell table:style-name="ce16" office:value-type="string">
            <text:p>AGP</text:p>
          </table:table-cell>
          <table:table-cell table:style-name="ce7" office:value-type="float" office:value="2">
            <text:p>2</text:p>
          </table:table-cell>
          <table:table-cell office:value-type="percentage" office:value="0.35">
            <text:p>35,00%</text:p>
          </table:table-cell>
          <table:table-cell table:formula="of:=1-[.K13]" office:value-type="percentage" office:value="0.321790902595856">
            <text:p>32,18%</text:p>
          </table:table-cell>
          <table:table-cell table:style-name="ce7" office:value-type="float" office:value="43.9301892">
            <text:p>43,93</text:p>
          </table:table-cell>
          <table:table-cell table:style-name="ce7" table:formula="of:=[.J13]*32/([.L13]*[.M13])" office:value-type="float" office:value="6.95263671875">
            <text:p>6,95</text:p>
          </table:table-cell>
          <table:table-cell table:style-name="ce7" table:formula="of:=(2)+(13916+64*5)+(1)" office:value-type="float" office:value="14239">
            <text:p>14239</text:p>
          </table:table-cell>
          <table:table-cell table:style-name="ce20" table:formula="of:=[.J13]/[.$J$4]" office:value-type="percentage" office:value="0.678209097404144">
            <text:p>67,82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619">
            <text:p>1,6190E-004</text:p>
          </table:table-cell>
          <table:table-cell table:style-name="ce33" office:value-type="float" office:value="0.9898887">
            <text:p>9,8989E-001</text:p>
          </table:table-cell>
          <table:table-cell/>
        </table:table-row>
        <table:table-row table:style-name="ro1">
          <table:table-cell/>
          <table:table-cell table:formula="of:=ROWS([.$B$8:.B14])" office:value-type="float" office:value="7">
            <text:p>7</text:p>
          </table:table-cell>
          <table:table-cell table:style-name="ce6" office:value-type="string">
            <text:p>2020.12.11-171610</text:p>
          </table:table-cell>
          <table:table-cell office:value-type="string">
            <text:p>AGP</text:p>
          </table:table-cell>
          <table:table-cell office:value-type="float" office:value="2">
            <text:p>2</text:p>
          </table:table-cell>
          <table:table-cell table:style-name="ce19" office:value-type="percentage" office:value="0.4">
            <text:p>40,00%</text:p>
          </table:table-cell>
          <table:table-cell table:style-name="ce22" table:formula="of:=1-[.K14]" office:value-type="percentage" office:value="0.380281019290307">
            <text:p>38,03%</text:p>
          </table:table-cell>
          <table:table-cell office:value-type="float" office:value="45.7042498">
            <text:p>45,7</text:p>
          </table:table-cell>
          <table:table-cell table:formula="of:=[.J14]*32/([.L14]*[.M14])" office:value-type="float" office:value="6.35302734375">
            <text:p>6,35</text:p>
          </table:table-cell>
          <table:table-cell table:formula="of:=(2) +(12688+64*5)+(1)" office:value-type="float" office:value="13011">
            <text:p>13011</text:p>
          </table:table-cell>
          <table:table-cell table:formula="of:=[.J14]/[.$J$4]" office:value-type="percentage" office:value="0.619718980709693">
            <text:p>61,97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076">
            <text:p>1,0760E-004</text:p>
          </table:table-cell>
          <table:table-cell office:value-type="float" office:value="0.9890439">
            <text:p>9,8904E-001</text:p>
          </table:table-cell>
          <table:table-cell/>
        </table:table-row>
        <table:table-row table:style-name="ro1">
          <table:table-cell/>
          <table:table-cell table:style-name="ce7" table:formula="of:=ROWS([.$B$8:.B15])" office:value-type="float" office:value="8">
            <text:p>8</text:p>
          </table:table-cell>
          <table:table-cell table:style-name="ce7" office:value-type="string">
            <text:p>2020.12.12-190415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4">
            <text:p>40,00%</text:p>
          </table:table-cell>
          <table:table-cell table:formula="of:=1-[.K15]" office:value-type="percentage" office:value="0.374946415813289">
            <text:p>37,49%</text:p>
          </table:table-cell>
          <table:table-cell table:style-name="ce27" office:value-type="float" office:value="45.4324756">
            <text:p>45,43</text:p>
          </table:table-cell>
          <table:table-cell table:style-name="ce7" table:formula="of:=[.J15]*32/([.L15]*[.M15])" office:value-type="float" office:value="6.40771484375">
            <text:p>6,41</text:p>
          </table:table-cell>
          <table:table-cell table:style-name="ce7" table:formula="of:=(2) + (12800+64*5)  + (1)" office:value-type="float" office:value="13123">
            <text:p>13123</text:p>
          </table:table-cell>
          <table:table-cell table:style-name="ce20" table:formula="of:=[.J15]/[.$J$4]" office:value-type="percentage" office:value="0.625053584186711">
            <text:p>62,51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146">
            <text:p>1,1460E-004</text:p>
          </table:table-cell>
          <table:table-cell table:style-name="ce33" office:value-type="float" office:value="0.9885034">
            <text:p>9,8850E-001</text:p>
          </table:table-cell>
          <table:table-cell/>
        </table:table-row>
        <table:table-row table:style-name="ro1">
          <table:table-cell/>
          <table:table-cell table:formula="of:=ROWS([.$B$8:.B16])" office:value-type="float" office:value="9">
            <text:p>9</text:p>
          </table:table-cell>
          <table:table-cell table:style-name="ce6" office:value-type="string">
            <text:p>2020.12.13-23245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19" office:value-type="percentage" office:value="0.4">
            <text:p>40,00%</text:p>
          </table:table-cell>
          <table:table-cell table:style-name="ce22" table:formula="of:=1-[.K16]" office:value-type="percentage" office:value="0.380376280066683">
            <text:p>38,04%</text:p>
          </table:table-cell>
          <table:table-cell office:value-type="float" office:value="45.786802">
            <text:p>45,79</text:p>
          </table:table-cell>
          <table:table-cell table:formula="of:=[.J16]*32/([.L16]*[.M16])" office:value-type="float" office:value="6.35205078125">
            <text:p>6,35</text:p>
          </table:table-cell>
          <table:table-cell table:formula="of:=(1)+(12686+64*5)+(2)" office:value-type="float" office:value="13009">
            <text:p>13009</text:p>
          </table:table-cell>
          <table:table-cell table:formula="of:=[.J16]/[.$J$4]" office:value-type="percentage" office:value="0.619623719933317">
            <text:p>61,96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057">
            <text:p>1,0570E-004</text:p>
          </table:table-cell>
          <table:table-cell office:value-type="float" office:value="0.9890812">
            <text:p>9,8908E-001</text:p>
          </table:table-cell>
          <table:table-cell/>
        </table:table-row>
        <table:table-row table:style-name="ro1">
          <table:table-cell/>
          <table:table-cell table:style-name="ce7" table:formula="of:=ROWS([.$B$8:.B17])" office:value-type="float" office:value="10">
            <text:p>10</text:p>
          </table:table-cell>
          <table:table-cell table:style-name="ce7" office:value-type="string">
            <text:p>2020.12.13-232457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35">
            <text:p>35,00%</text:p>
          </table:table-cell>
          <table:table-cell table:formula="of:=1-[.K17]" office:value-type="percentage" office:value="0.344701119314122">
            <text:p>34,47%</text:p>
          </table:table-cell>
          <table:table-cell table:style-name="ce7" office:value-type="float" office:value="44.927865">
            <text:p>44,93</text:p>
          </table:table-cell>
          <table:table-cell table:style-name="ce7" table:formula="of:=[.J17]*32/([.L17]*[.M17])" office:value-type="float" office:value="6.7177734375">
            <text:p>6,72</text:p>
          </table:table-cell>
          <table:table-cell table:style-name="ce7" table:formula="of:=(1)+(13435+64*5)+(2)" office:value-type="float" office:value="13758">
            <text:p>13758</text:p>
          </table:table-cell>
          <table:table-cell table:style-name="ce20" table:formula="of:=[.J17]/[.$J$4]" office:value-type="percentage" office:value="0.655298880685878">
            <text:p>65,53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287">
            <text:p>1,2870E-004</text:p>
          </table:table-cell>
          <table:table-cell table:style-name="ce33" office:value-type="float" office:value="0.9883436">
            <text:p>9,8834E-001</text:p>
          </table:table-cell>
          <table:table-cell/>
        </table:table-row>
        <table:table-row table:style-name="ro1">
          <table:table-cell/>
          <table:table-cell table:formula="of:=ROWS([.$B$8:.B18])" office:value-type="float" office:value="11">
            <text:p>11</text:p>
          </table:table-cell>
          <table:table-cell table:style-name="ce6" office:value-type="string">
            <text:p>2020.12.13-23245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19" office:value-type="percentage" office:value="0.3">
            <text:p>30,00%</text:p>
          </table:table-cell>
          <table:table-cell table:style-name="ce22" table:formula="of:=1-[.K18]" office:value-type="percentage" office:value="0.29540366753989">
            <text:p>29,54%</text:p>
          </table:table-cell>
          <table:table-cell office:value-type="float" office:value="44.4538112">
            <text:p>44,45</text:p>
          </table:table-cell>
          <table:table-cell table:formula="of:=[.J18]*32/([.L18]*[.M18])" office:value-type="float" office:value="7.22314453125">
            <text:p>7,22</text:p>
          </table:table-cell>
          <table:table-cell table:formula="of:=(1)+(14470+64*5)+(2)" office:value-type="float" office:value="14793">
            <text:p>14793</text:p>
          </table:table-cell>
          <table:table-cell table:formula="of:=[.J18]/[.$J$4]" office:value-type="percentage" office:value="0.70459633246011">
            <text:p>70,46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435">
            <text:p>1,4350E-004</text:p>
          </table:table-cell>
          <table:table-cell office:value-type="float" office:value="0.9890178">
            <text:p>9,8902E-001</text:p>
          </table:table-cell>
          <table:table-cell/>
        </table:table-row>
        <table:table-row table:style-name="ro1">
          <table:table-cell/>
          <table:table-cell table:style-name="ce7" table:formula="of:=ROWS([.$B$8:.B19])" office:value-type="float" office:value="12">
            <text:p>12</text:p>
          </table:table-cell>
          <table:table-cell table:style-name="ce7" office:value-type="string">
            <text:p>2020.12.13-232457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25">
            <text:p>25,00%</text:p>
          </table:table-cell>
          <table:table-cell table:formula="of:=1-[.K19]" office:value-type="percentage" office:value="0.246296737318409">
            <text:p>24,63%</text:p>
          </table:table-cell>
          <table:table-cell table:style-name="ce7" office:value-type="float" office:value="43.7330412">
            <text:p>43,73</text:p>
          </table:table-cell>
          <table:table-cell table:style-name="ce7" table:formula="of:=[.J19]*32/([.L19]*[.M19])" office:value-type="float" office:value="7.7265625">
            <text:p>7,73</text:p>
          </table:table-cell>
          <table:table-cell table:style-name="ce7" table:formula="of:=(1)+(15501+64*5)+(2)" office:value-type="float" office:value="15824">
            <text:p>15824</text:p>
          </table:table-cell>
          <table:table-cell table:style-name="ce20" table:formula="of:=[.J19]/[.$J$4]" office:value-type="percentage" office:value="0.753703262681591">
            <text:p>75,37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694">
            <text:p>1,6940E-004</text:p>
          </table:table-cell>
          <table:table-cell table:style-name="ce33" office:value-type="float" office:value="0.9889534">
            <text:p>9,8895E-001</text:p>
          </table:table-cell>
          <table:table-cell/>
        </table:table-row>
        <table:table-row table:style-name="ro1">
          <table:table-cell/>
          <table:table-cell table:formula="of:=ROWS([.$B$8:.B20])" office:value-type="float" office:value="13">
            <text:p>13</text:p>
          </table:table-cell>
          <table:table-cell table:style-name="ce6" office:value-type="string">
            <text:p>2020.12.13-23245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19" office:value-type="percentage" office:value="0.2">
            <text:p>20,00%</text:p>
          </table:table-cell>
          <table:table-cell table:style-name="ce22" table:formula="of:=1-[.K20]" office:value-type="percentage" office:value="0.197046915932365">
            <text:p>19,70%</text:p>
          </table:table-cell>
          <table:table-cell office:value-type="float" office:value="46.1302098">
            <text:p>46,13</text:p>
          </table:table-cell>
          <table:table-cell table:formula="of:=[.J20]*32/([.L20]*[.M20])" office:value-type="float" office:value="8.2314453125">
            <text:p>8,23</text:p>
          </table:table-cell>
          <table:table-cell table:formula="of:=(1)+(16535+64*5)+(2)" office:value-type="float" office:value="16858">
            <text:p>16858</text:p>
          </table:table-cell>
          <table:table-cell table:formula="of:=[.J20]/[.$J$4]" office:value-type="percentage" office:value="0.802953084067635">
            <text:p>80,30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0975">
            <text:p>9,7500E-005</text:p>
          </table:table-cell>
          <table:table-cell office:value-type="float" office:value="0.9913971">
            <text:p>9,9140E-001</text:p>
          </table:table-cell>
          <table:table-cell/>
        </table:table-row>
        <table:table-row table:style-name="ro1">
          <table:table-cell/>
          <table:table-cell table:style-name="ce7" table:formula="of:=ROWS([.$B$8:.B21])" office:value-type="float" office:value="14">
            <text:p>14</text:p>
          </table:table-cell>
          <table:table-cell table:style-name="ce7" office:value-type="string">
            <text:p>2020.12.14-174343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3">
            <text:p>30,00%</text:p>
          </table:table-cell>
          <table:table-cell table:formula="of:=1-[.K21]" office:value-type="percentage" office:value="0.287544653488926">
            <text:p>28,75%</text:p>
          </table:table-cell>
          <table:table-cell table:style-name="ce7" office:value-type="float" office:value="45.0738156">
            <text:p>45,07</text:p>
          </table:table-cell>
          <table:table-cell table:style-name="ce7" table:formula="of:=[.J21]*32/([.L21]*[.M21])" office:value-type="float" office:value="7.3037109375">
            <text:p>7,3</text:p>
          </table:table-cell>
          <table:table-cell table:style-name="ce7" table:formula="of:=(1)+(14635+64*5)+(2)" office:value-type="float" office:value="14958">
            <text:p>14958</text:p>
          </table:table-cell>
          <table:table-cell table:style-name="ce20" table:formula="of:=[.J21]/[.$J$4]" office:value-type="percentage" office:value="0.712455346511074">
            <text:p>71,25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244">
            <text:p>1,2440E-004</text:p>
          </table:table-cell>
          <table:table-cell table:style-name="ce33" office:value-type="float" office:value="0.9898931">
            <text:p>9,8989E-001</text:p>
          </table:table-cell>
          <table:table-cell/>
        </table:table-row>
        <table:table-row table:style-name="ro1">
          <table:table-cell/>
          <table:table-cell table:formula="of:=ROWS([.$B$8:.B22])" office:value-type="float" office:value="15">
            <text:p>15</text:p>
          </table:table-cell>
          <table:table-cell table:style-name="ce6" office:value-type="string">
            <text:p>2020.12.14-174343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21" office:value-type="percentage" office:value="0.25">
            <text:p>25,00%</text:p>
          </table:table-cell>
          <table:table-cell table:style-name="ce24" table:formula="of:=1-[.K22]" office:value-type="percentage" office:value="0.246391998094784">
            <text:p>24,64%</text:p>
          </table:table-cell>
          <table:table-cell office:value-type="float" office:value="44.91764">
            <text:p>44,92</text:p>
          </table:table-cell>
          <table:table-cell table:formula="of:=[.J22]*32/([.L22]*[.M22])" office:value-type="float" office:value="7.7255859375">
            <text:p>7,73</text:p>
          </table:table-cell>
          <table:table-cell table:formula="of:=(1)+(15499+64*5)+(2)" office:value-type="float" office:value="15822">
            <text:p>15822</text:p>
          </table:table-cell>
          <table:table-cell table:formula="of:=[.J22]/[.$J$4]" office:value-type="percentage" office:value="0.753608001905215">
            <text:p>75,36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29">
            <text:p>1,2900E-004</text:p>
          </table:table-cell>
          <table:table-cell office:value-type="float" office:value="0.9898999">
            <text:p>9,8990E-001</text:p>
          </table:table-cell>
          <table:table-cell/>
        </table:table-row>
        <table:table-row table:style-name="ro1">
          <table:table-cell/>
          <table:table-cell table:style-name="ce7" table:formula="of:=ROWS([.$B$8:.B23])" office:value-type="float" office:value="16">
            <text:p>16</text:p>
          </table:table-cell>
          <table:table-cell table:style-name="ce7" office:value-type="string">
            <text:p>2020.12.14-174343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2">
            <text:p>20,00%</text:p>
          </table:table-cell>
          <table:table-cell table:formula="of:=1-[.K23]" office:value-type="percentage" office:value="0.19695165515599">
            <text:p>19,70%</text:p>
          </table:table-cell>
          <table:table-cell table:style-name="ce7" office:value-type="float" office:value="46.5967171">
            <text:p>46,6</text:p>
          </table:table-cell>
          <table:table-cell table:style-name="ce7" table:formula="of:=[.J23]*32/([.L23]*[.M23])" office:value-type="float" office:value="8.232421875">
            <text:p>8,23</text:p>
          </table:table-cell>
          <table:table-cell table:style-name="ce7" table:formula="of:=(1)+(16537+64*5)+(2)" office:value-type="float" office:value="16860">
            <text:p>16860</text:p>
          </table:table-cell>
          <table:table-cell table:style-name="ce20" table:formula="of:=[.J23]/[.$J$4]" office:value-type="percentage" office:value="0.80304834484401">
            <text:p>80,30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0876">
            <text:p>8,7600E-005</text:p>
          </table:table-cell>
          <table:table-cell table:style-name="ce33" office:value-type="float" office:value="0.9917053">
            <text:p>9,9171E-001</text:p>
          </table:table-cell>
          <table:table-cell/>
        </table:table-row>
        <table:table-row table:style-name="ro1">
          <table:table-cell/>
          <table:table-cell table:formula="of:=ROWS([.$B$8:.B24])" office:value-type="float" office:value="17">
            <text:p>17</text:p>
          </table:table-cell>
          <table:table-cell table:style-name="ce6" office:value-type="string">
            <text:p>2020.12.15-000422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19" office:value-type="percentage" office:value="0.3">
            <text:p>30,00%</text:p>
          </table:table-cell>
          <table:table-cell table:style-name="ce24" table:formula="of:=1-[.K24]" office:value-type="percentage" office:value="0.302310073827102">
            <text:p>30,23%</text:p>
          </table:table-cell>
          <table:table-cell office:value-type="float" office:value="46.9834615">
            <text:p>46,98</text:p>
          </table:table-cell>
          <table:table-cell table:formula="of:=[.J24]*32/([.L24]*[.M24])" office:value-type="float" office:value="7.15234375">
            <text:p>7,15</text:p>
          </table:table-cell>
          <table:table-cell table:formula="of:=(1)+(14325+64*5)+(2)" office:value-type="float" office:value="14648">
            <text:p>14648</text:p>
          </table:table-cell>
          <table:table-cell table:formula="of:=[.J24]/[.$J$4]" office:value-type="percentage" office:value="0.697689926172898">
            <text:p>69,77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0802">
            <text:p>8,0200E-005</text:p>
          </table:table-cell>
          <table:table-cell office:value-type="float" office:value="0.9914476">
            <text:p>9,9145E-001</text:p>
          </table:table-cell>
          <table:table-cell/>
        </table:table-row>
        <table:table-row table:style-name="ro1">
          <table:table-cell/>
          <table:table-cell table:style-name="ce7" table:formula="of:=ROWS([.$B$8:.B25])" office:value-type="float" office:value="18">
            <text:p>18</text:p>
          </table:table-cell>
          <table:table-cell table:style-name="ce7" office:value-type="string">
            <text:p>2020.12.15-000422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25">
            <text:p>25,00%</text:p>
          </table:table-cell>
          <table:table-cell table:formula="of:=1-[.K25]" office:value-type="percentage" office:value="0.246201476542034">
            <text:p>24,62%</text:p>
          </table:table-cell>
          <table:table-cell table:style-name="ce7" office:value-type="float" office:value="45.3260699">
            <text:p>45,33</text:p>
          </table:table-cell>
          <table:table-cell table:style-name="ce7" table:formula="of:=[.J25]*32/([.L25]*[.M25])" office:value-type="float" office:value="7.7275390625">
            <text:p>7,73</text:p>
          </table:table-cell>
          <table:table-cell table:style-name="ce7" table:formula="of:=(1)+(15503+64*5)+(2)" office:value-type="float" office:value="15826">
            <text:p>15826</text:p>
          </table:table-cell>
          <table:table-cell table:style-name="ce20" table:formula="of:=[.J25]/[.$J$4]" office:value-type="percentage" office:value="0.753798523457966">
            <text:p>75,38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174">
            <text:p>1,1740E-004</text:p>
          </table:table-cell>
          <table:table-cell table:style-name="ce33" office:value-type="float" office:value="0.9907922">
            <text:p>9,9079E-001</text:p>
          </table:table-cell>
          <table:table-cell/>
        </table:table-row>
        <table:table-row table:style-name="ro1">
          <table:table-cell/>
          <table:table-cell table:formula="of:=ROWS([.$B$8:.B26])" office:value-type="float" office:value="19">
            <text:p>19</text:p>
          </table:table-cell>
          <table:table-cell table:style-name="ce6" office:value-type="string">
            <text:p>2020.12.15-000422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19" office:value-type="percentage" office:value="0.2">
            <text:p>20,00%</text:p>
          </table:table-cell>
          <table:table-cell table:style-name="ce24" table:formula="of:=1-[.K26]" office:value-type="percentage" office:value="0.197189807096928">
            <text:p>19,72%</text:p>
          </table:table-cell>
          <table:table-cell office:value-type="float" office:value="46.7070257">
            <text:p>46,71</text:p>
          </table:table-cell>
          <table:table-cell table:formula="of:=[.J26]*32/([.L26]*[.M26])" office:value-type="float" office:value="8.22998046875">
            <text:p>8,23</text:p>
          </table:table-cell>
          <table:table-cell table:formula="of:=(1)+(16532+64*5)+(2)" office:value-type="float" office:value="16855">
            <text:p>16855</text:p>
          </table:table-cell>
          <table:table-cell table:formula="of:=[.J26]/[.$J$4]" office:value-type="percentage" office:value="0.802810192903072">
            <text:p>80,28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0854">
            <text:p>8,5400E-005</text:p>
          </table:table-cell>
          <table:table-cell office:value-type="float" office:value="0.9918922">
            <text:p>9,9189E-001</text:p>
          </table:table-cell>
          <table:table-cell/>
        </table:table-row>
        <table:table-row table:style-name="ro1">
          <table:table-cell/>
          <table:table-cell table:style-name="ce7" table:formula="of:=ROWS([.$B$8:.B27])" office:value-type="float" office:value="20">
            <text:p>20</text:p>
          </table:table-cell>
          <table:table-cell table:style-name="ce7" office:value-type="string">
            <text:p>2020.12.15-173411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25">
            <text:p>25,00%</text:p>
          </table:table-cell>
          <table:table-cell table:formula="of:=1-[.K27]" office:value-type="percentage" office:value="0.253536556322934">
            <text:p>25,35%</text:p>
          </table:table-cell>
          <table:table-cell table:style-name="ce7" office:value-type="float" office:value="47.8726197">
            <text:p>47,87</text:p>
          </table:table-cell>
          <table:table-cell table:style-name="ce7" table:formula="of:=[.J27]*32/([.L27]*[.M27])" office:value-type="float" office:value="7.65234375">
            <text:p>7,65</text:p>
          </table:table-cell>
          <table:table-cell table:style-name="ce7" table:formula="of:=(1)+(15349+64*5)+(2)" office:value-type="float" office:value="15672">
            <text:p>15672</text:p>
          </table:table-cell>
          <table:table-cell table:style-name="ce20" table:formula="of:=[.J27]/[.$J$4]" office:value-type="percentage" office:value="0.746463443677066">
            <text:p>74,65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0653">
            <text:p>6,5300E-005</text:p>
          </table:table-cell>
          <table:table-cell table:style-name="ce33" office:value-type="float" office:value="0.9926713">
            <text:p>9,9267E-001</text:p>
          </table:table-cell>
          <table:table-cell/>
        </table:table-row>
        <table:table-row table:style-name="ro1">
          <table:table-cell/>
          <table:table-cell table:formula="of:=ROWS([.$B$8:.B28])" office:value-type="float" office:value="21">
            <text:p>21</text:p>
          </table:table-cell>
          <table:table-cell table:style-name="ce6" office:value-type="string">
            <text:p>2020.12.15-173411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19" office:value-type="percentage" office:value="0.2">
            <text:p>20,00%</text:p>
          </table:table-cell>
          <table:table-cell table:style-name="ce24" table:formula="of:=1-[.K28]" office:value-type="percentage" office:value="0.19695165515599">
            <text:p>19,70%</text:p>
          </table:table-cell>
          <table:table-cell office:value-type="float" office:value="46.7070257">
            <text:p>46,71</text:p>
          </table:table-cell>
          <table:table-cell table:formula="of:=[.J28]*32/([.L28]*[.M28])" office:value-type="float" office:value="8.232421875">
            <text:p>8,23</text:p>
          </table:table-cell>
          <table:table-cell table:formula="of:=(1)+(16537+64*5)+(2)" office:value-type="float" office:value="16860">
            <text:p>16860</text:p>
          </table:table-cell>
          <table:table-cell table:formula="of:=[.J28]/[.$J$4]" office:value-type="percentage" office:value="0.80304834484401">
            <text:p>80,30%</text:p>
          </table:table-cell>
          <table:table-cell table:number-columns-repeated="2" office:value-type="float" office:value="256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ROWS([.$B$8:.B29])" office:value-type="float" office:value="22">
            <text:p>22</text:p>
          </table:table-cell>
          <table:table-cell table:style-name="ce7" office:value-type="string">
            <text:p>2020.12.14-102807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4">
            <text:p>40,00%</text:p>
          </table:table-cell>
          <table:table-cell table:formula="of:=1-[.K29]" office:value-type="percentage" office:value="0.374946415813289">
            <text:p>37,49%</text:p>
          </table:table-cell>
          <table:table-cell table:style-name="ce7" office:value-type="float" office:value="45.6151605">
            <text:p>45,62</text:p>
          </table:table-cell>
          <table:table-cell table:style-name="ce7" table:formula="of:=[.J29]*32/([.L29]*[.M29])" office:value-type="float" office:value="6.40771484375">
            <text:p>6,41</text:p>
          </table:table-cell>
          <table:table-cell table:style-name="ce7" table:formula="of:=(1)+(12800+64*5)+(2)" office:value-type="float" office:value="13123">
            <text:p>13123</text:p>
          </table:table-cell>
          <table:table-cell table:style-name="ce20" table:formula="of:=[.J29]/[.$J$4]" office:value-type="percentage" office:value="0.625053584186711">
            <text:p>62,51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099">
            <text:p>1,0990E-004</text:p>
          </table:table-cell>
          <table:table-cell table:style-name="ce33" office:value-type="float" office:value="0.9885979">
            <text:p>9,8860E-001</text:p>
          </table:table-cell>
          <table:table-cell/>
        </table:table-row>
        <table:table-row table:style-name="ro1">
          <table:table-cell/>
          <table:table-cell table:formula="of:=ROWS([.$B$8:.B30])" office:value-type="float" office:value="23">
            <text:p>23</text:p>
          </table:table-cell>
          <table:table-cell table:style-name="ce6" office:value-type="string">
            <text:p>2020.12.14-10280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19" office:value-type="percentage" office:value="0.35">
            <text:p>35,00%</text:p>
          </table:table-cell>
          <table:table-cell table:style-name="ce24" table:formula="of:=1-[.K30]" office:value-type="percentage" office:value="0.34474874970231">
            <text:p>34,47%</text:p>
          </table:table-cell>
          <table:table-cell office:value-type="float" office:value="45.1088484">
            <text:p>45,11</text:p>
          </table:table-cell>
          <table:table-cell table:formula="of:=[.J30]*32/([.L30]*[.M30])" office:value-type="float" office:value="6.71728515625">
            <text:p>6,72</text:p>
          </table:table-cell>
          <table:table-cell table:formula="of:=(1)+(13434+64*5)+(2)" office:value-type="float" office:value="13757">
            <text:p>13757</text:p>
          </table:table-cell>
          <table:table-cell table:formula="of:=[.J30]/[.$J$4]" office:value-type="percentage" office:value="0.65525125029769">
            <text:p>65,53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235">
            <text:p>1,2350E-004</text:p>
          </table:table-cell>
          <table:table-cell office:value-type="float" office:value="0.9884825">
            <text:p>9,8848E-001</text:p>
          </table:table-cell>
          <table:table-cell/>
        </table:table-row>
        <table:table-row table:style-name="ro1">
          <table:table-cell/>
          <table:table-cell table:style-name="ce7" table:formula="of:=ROWS([.$B$8:.B31])" office:value-type="float" office:value="24">
            <text:p>24</text:p>
          </table:table-cell>
          <table:table-cell table:style-name="ce7" office:value-type="string">
            <text:p>2020.12.14-102807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3">
            <text:p>30,00%</text:p>
          </table:table-cell>
          <table:table-cell table:formula="of:=1-[.K31]" office:value-type="percentage" office:value="0.295498928316266">
            <text:p>29,55%</text:p>
          </table:table-cell>
          <table:table-cell table:style-name="ce27" office:value-type="float" office:value="44.5957726">
            <text:p>44,60</text:p>
          </table:table-cell>
          <table:table-cell table:style-name="ce7" table:formula="of:=[.J31]*32/([.L31]*[.M31])" office:value-type="float" office:value="7.22216796875">
            <text:p>7,22</text:p>
          </table:table-cell>
          <table:table-cell table:style-name="ce7" table:formula="of:=(1)+(14468+64*5)+(2)" office:value-type="float" office:value="14791">
            <text:p>14791</text:p>
          </table:table-cell>
          <table:table-cell table:style-name="ce20" table:formula="of:=[.J31]/[.$J$4]" office:value-type="percentage" office:value="0.704501071683734">
            <text:p>70,45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389">
            <text:p>1,3890E-004</text:p>
          </table:table-cell>
          <table:table-cell table:style-name="ce33" office:value-type="float" office:value="0.9887603">
            <text:p>9,8876E-001</text:p>
          </table:table-cell>
          <table:table-cell/>
        </table:table-row>
        <table:table-row table:style-name="ro1">
          <table:table-cell/>
          <table:table-cell table:formula="of:=ROWS([.$B$8:.B32])" office:value-type="float" office:value="25">
            <text:p>25</text:p>
          </table:table-cell>
          <table:table-cell table:style-name="ce6" office:value-type="string">
            <text:p>2020.12.14-10280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table:style-name="ce21" office:value-type="percentage" office:value="0.25">
            <text:p>25,00%</text:p>
          </table:table-cell>
          <table:table-cell table:style-name="ce24" table:formula="of:=1-[.K32]" office:value-type="percentage" office:value="0.246391998094784">
            <text:p>24,64%</text:p>
          </table:table-cell>
          <table:table-cell office:value-type="float" office:value="43.9098534">
            <text:p>43,91</text:p>
          </table:table-cell>
          <table:table-cell table:formula="of:=[.J32]*32/([.L32]*[.M32])" office:value-type="float" office:value="7.7255859375">
            <text:p>7,73</text:p>
          </table:table-cell>
          <table:table-cell table:formula="of:=(1)+(15499+64*5)+(2)" office:value-type="float" office:value="15822">
            <text:p>15822</text:p>
          </table:table-cell>
          <table:table-cell table:formula="of:=[.J32]/[.$J$4]" office:value-type="percentage" office:value="0.753608001905215">
            <text:p>75,36%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001626">
            <text:p>1,6260E-004</text:p>
          </table:table-cell>
          <table:table-cell office:value-type="float" office:value="0.9886476">
            <text:p>9,8865E-001</text:p>
          </table:table-cell>
          <table:table-cell/>
        </table:table-row>
        <table:table-row table:style-name="ro1">
          <table:table-cell/>
          <table:table-cell table:style-name="ce7" table:formula="of:=ROWS([.$B$8:.B33])" office:value-type="float" office:value="26">
            <text:p>26</text:p>
          </table:table-cell>
          <table:table-cell table:style-name="ce7" office:value-type="string">
            <text:p>2020.12.14-102807</text:p>
          </table:table-cell>
          <table:table-cell table:style-name="ce16" office:value-type="string">
            <text:p>AGP</text:p>
          </table:table-cell>
          <table:table-cell table:style-name="ce7" office:value-type="float" office:value="100">
            <text:p>100</text:p>
          </table:table-cell>
          <table:table-cell office:value-type="percentage" office:value="0.2">
            <text:p>20,00%</text:p>
          </table:table-cell>
          <table:table-cell table:formula="of:=1-[.K33]" office:value-type="percentage" office:value="0.197046915932365">
            <text:p>19,70%</text:p>
          </table:table-cell>
          <table:table-cell table:style-name="ce27" office:value-type="float" office:value="45.3356166">
            <text:p>45,34</text:p>
          </table:table-cell>
          <table:table-cell table:style-name="ce7" table:formula="of:=[.J33]*32/([.L33]*[.M33])" office:value-type="float" office:value="8.2314453125">
            <text:p>8,23</text:p>
          </table:table-cell>
          <table:table-cell table:style-name="ce7" table:formula="of:=(1)+(16535 +64*5)+(2)" office:value-type="float" office:value="16858">
            <text:p>16858</text:p>
          </table:table-cell>
          <table:table-cell table:style-name="ce20" table:formula="of:=[.J33]/[.$J$4]" office:value-type="percentage" office:value="0.802953084067635">
            <text:p>80,30%</text:p>
          </table:table-cell>
          <table:table-cell table:number-columns-repeated="2" table:style-name="ce7" office:value-type="float" office:value="256">
            <text:p>256</text:p>
          </table:table-cell>
          <table:table-cell table:style-name="ce33" office:value-type="float" office:value="0.0001172">
            <text:p>1,1720E-004</text:p>
          </table:table-cell>
          <table:table-cell table:style-name="ce33" office:value-type="float" office:value="0.9908989">
            <text:p>9,9090E-001</text:p>
          </table:table-cell>
          <table:table-cell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12"/>
          <table:table-cell/>
        </table:table-row>
        <table:table-row table:style-name="ro2">
          <table:table-cell/>
          <table:table-cell table:style-name="ce1" office:value-type="string" table:number-columns-spanned="14" table:number-rows-spanned="1">
            <text:p>Compression Technique: Agp Pruning - <text:s/>Stats</text:p>
          </table:table-cell>
          <table:covered-table-cell table:number-columns-repeated="13" table:style-name="ce4"/>
          <table:table-cell/>
        </table:table-row>
        <table:table-row table:style-name="ro5">
          <table:table-cell/>
          <table:table-cell table:style-name="ce8" office:value-type="string">
            <text:p>-</text:p>
          </table:table-cell>
          <table:table-cell table:style-name="ce2" office:value-type="string">
            <text:p>Statistics</text:p>
          </table:table-cell>
          <table:table-cell table:style-name="ce14" office:value-type="string">
            <text:p>Prune Tech.</text:p>
          </table:table-cell>
          <table:table-cell table:style-name="ce14" office:value-type="string">
            <text:p>Freq. Update (epochs)</text:p>
          </table:table-cell>
          <table:table-cell table:style-name="ce14" office:value-type="string">
            <text:p>Target Sparsity (%)</text:p>
          </table:table-cell>
          <table:table-cell table:style-name="ce14" office:value-type="string">
            <text:p>Achieved Sparsity (%)</text:p>
          </table:table-cell>
          <table:table-cell table:style-name="ce25" office:value-type="string">
            <text:p>Psnr (db)</text:p>
          </table:table-cell>
          <table:table-cell table:style-name="ce25" office:value-type="string">
            <text:p>Bpp</text:p>
          </table:table-cell>
          <table:table-cell table:style-name="ce28" office:value-type="string">
            <text:p>Footprint (Byte)</text:p>
          </table:table-cell>
          <table:table-cell table:style-name="ce28" office:value-type="string">
            <text:p>Footprint (%)</text:p>
          </table:table-cell>
          <table:table-cell table:style-name="ce28" office:value-type="string">
            <text:p>Img Width</text:p>
          </table:table-cell>
          <table:table-cell table:style-name="ce28" office:value-type="string">
            <text:p>Img Height</text:p>
          </table:table-cell>
          <table:table-cell table:style-name="ce29" office:value-type="string">
            <text:p>Mse</text:p>
          </table:table-cell>
          <table:table-cell table:style-name="ce29" office:value-type="string">
            <text:p>Ssim (%)</text:p>
          </table:table-cell>
          <table:table-cell/>
        </table:table-row>
        <table:table-row table:style-name="ro1">
          <table:table-cell/>
          <table:table-cell table:formula="of:=ROWS([.$B$42:.B42])" office:value-type="float" office:value="1">
            <text:p>1</text:p>
          </table:table-cell>
          <table:table-cell table:style-name="ce13" office:value-type="string">
            <text:p>mean</text:p>
          </table:table-cell>
          <table:table-cell table:style-name="ce17" office:value-type="string">
            <text:p>-</text:p>
          </table:table-cell>
          <table:table-cell table:style-name="ce17" table:formula="of:=AVERAGE([.E8:.E33])" office:value-type="float" office:value="73.6153846153846">
            <text:p>73,62</text:p>
          </table:table-cell>
          <table:table-cell table:style-name="ce17" table:formula="of:=AVERAGE([.F8:.F33])" office:value-type="percentage" office:value="0.305769230769231">
            <text:p>30,58%</text:p>
          </table:table-cell>
          <table:table-cell table:style-name="ce17" table:formula="of:=AVERAGE([.G8:.G33])" office:value-type="percentage" office:value="0.293958268452196">
            <text:p>29,40%</text:p>
          </table:table-cell>
          <table:table-cell table:style-name="ce17" table:formula="of:=AVERAGE([.H8:.H33])" office:value-type="float" office:value="45.4349591192308">
            <text:p>45,43</text:p>
          </table:table-cell>
          <table:table-cell table:style-name="ce17" table:formula="of:=AVERAGE([.I8:.I33])" office:value-type="float" office:value="7.23796198918269">
            <text:p>7,24</text:p>
          </table:table-cell>
          <table:table-cell table:style-name="ce17" table:formula="of:=AVERAGE([.J8:.J33])" office:value-type="float" office:value="14823.3461538462">
            <text:p>14823,35</text:p>
          </table:table-cell>
          <table:table-cell table:style-name="ce17" table:formula="of:=AVERAGE([.K8:.K33])" office:value-type="percentage" office:value="0.706041731547804">
            <text:p>70,60%</text:p>
          </table:table-cell>
          <table:table-cell table:style-name="ce17" table:formula="of:=AVERAGE([.L8:.L33])" office:value-type="float" office:value="256">
            <text:p>256</text:p>
          </table:table-cell>
          <table:table-cell table:style-name="ce17" table:formula="of:=AVERAGE([.M8:.M33])" office:value-type="float" office:value="256">
            <text:p>256</text:p>
          </table:table-cell>
          <table:table-cell table:style-name="ce17" table:formula="of:=AVERAGE([.N8:.N33])" office:value-type="float" office:value="0.000118552">
            <text:p>1,19E-004</text:p>
          </table:table-cell>
          <table:table-cell table:style-name="ce17" table:formula="of:=AVERAGE([.O8:.O33])" office:value-type="float" office:value="0.989879572">
            <text:p>9,90E-001</text:p>
          </table:table-cell>
          <table:table-cell/>
        </table:table-row>
        <table:table-row table:style-name="ro1">
          <table:table-cell/>
          <table:table-cell table:style-name="ce7" table:formula="of:=ROWS([.$B$42:.B43])" office:value-type="float" office:value="2">
            <text:p>2</text:p>
          </table:table-cell>
          <table:table-cell table:style-name="ce11" office:value-type="string">
            <text:p>min</text:p>
          </table:table-cell>
          <table:table-cell table:style-name="ce7" office:value-type="string">
            <text:p>-</text:p>
          </table:table-cell>
          <table:table-cell table:style-name="ce7" table:formula="of:=MIN([.E6:.E31])" office:value-type="float" office:value="2">
            <text:p>2</text:p>
          </table:table-cell>
          <table:table-cell table:style-name="ce7" table:formula="of:=MIN([.F6:.F31])" office:value-type="percentage" office:value="0.2">
            <text:p>20,00%</text:p>
          </table:table-cell>
          <table:table-cell table:style-name="ce7" table:formula="of:=MIN([.G6:.G31])" office:value-type="percentage" office:value="0.19695165515599">
            <text:p>19,70%</text:p>
          </table:table-cell>
          <table:table-cell table:style-name="ce7" table:formula="of:=MIN([.H6:.H31])" office:value-type="float" office:value="43.7330412">
            <text:p>43,73</text:p>
          </table:table-cell>
          <table:table-cell table:style-name="ce7" table:formula="of:=MIN([.I6:.I31])" office:value-type="float" office:value="6.35205078125">
            <text:p>6,35</text:p>
          </table:table-cell>
          <table:table-cell table:style-name="ce7" table:formula="of:=MIN([.J6:.J31])" office:value-type="float" office:value="13009">
            <text:p>13009</text:p>
          </table:table-cell>
          <table:table-cell table:style-name="ce7" table:formula="of:=MIN([.K6:.K31])" office:value-type="percentage" office:value="0.619623719933317">
            <text:p>61,96%</text:p>
          </table:table-cell>
          <table:table-cell table:style-name="ce7" table:formula="of:=MIN([.L6:.L31])" office:value-type="float" office:value="256">
            <text:p>256</text:p>
          </table:table-cell>
          <table:table-cell table:style-name="ce7" table:formula="of:=MIN([.M6:.M31])" office:value-type="float" office:value="256">
            <text:p>256</text:p>
          </table:table-cell>
          <table:table-cell table:style-name="ce7" table:formula="of:=MIN([.N6:.N31])" office:value-type="float" office:value="0.0000653">
            <text:p>6,53E-005</text:p>
          </table:table-cell>
          <table:table-cell table:style-name="ce7" table:formula="of:=MIN([.O6:.O31])" office:value-type="float" office:value="0.9883436">
            <text:p>9,88E-001</text:p>
          </table:table-cell>
          <table:table-cell/>
        </table:table-row>
        <table:table-row table:style-name="ro1">
          <table:table-cell/>
          <table:table-cell table:formula="of:=ROWS([.$B$42:.B44])" office:value-type="float" office:value="3">
            <text:p>3</text:p>
          </table:table-cell>
          <table:table-cell table:style-name="ce10" office:value-type="string">
            <text:p>max</text:p>
          </table:table-cell>
          <table:table-cell table:style-name="ce17" office:value-type="string">
            <text:p>-</text:p>
          </table:table-cell>
          <table:table-cell table:style-name="ce17" table:formula="of:=MAX([.E10:.E31])" office:value-type="float" office:value="100">
            <text:p>100</text:p>
          </table:table-cell>
          <table:table-cell table:style-name="ce17" table:formula="of:=MAX([.F10:.F31])" office:value-type="percentage" office:value="0.4">
            <text:p>40,00%</text:p>
          </table:table-cell>
          <table:table-cell table:style-name="ce17" table:formula="of:=MAX([.G10:.G31])" office:value-type="percentage" office:value="0.380376280066683">
            <text:p>38,04%</text:p>
          </table:table-cell>
          <table:table-cell table:style-name="ce17" table:formula="of:=MAX([.H10:.H31])" office:value-type="float" office:value="47.8726197">
            <text:p>47,87</text:p>
          </table:table-cell>
          <table:table-cell table:style-name="ce17" table:formula="of:=MAX([.I10:.I31])" office:value-type="float" office:value="8.232421875">
            <text:p>8,23</text:p>
          </table:table-cell>
          <table:table-cell table:style-name="ce17" table:formula="of:=MAX([.J10:.J31])" office:value-type="float" office:value="16860">
            <text:p>16860</text:p>
          </table:table-cell>
          <table:table-cell table:style-name="ce17" table:formula="of:=MAX([.K10:.K31])" office:value-type="percentage" office:value="0.80304834484401">
            <text:p>80,30%</text:p>
          </table:table-cell>
          <table:table-cell table:style-name="ce17" table:formula="of:=MAX([.L10:.L31])" office:value-type="float" office:value="256">
            <text:p>256</text:p>
          </table:table-cell>
          <table:table-cell table:style-name="ce17" table:formula="of:=MAX([.M10:.M31])" office:value-type="float" office:value="256">
            <text:p>256</text:p>
          </table:table-cell>
          <table:table-cell table:style-name="ce17" table:formula="of:=MAX([.N10:.N31])" office:value-type="float" office:value="0.0001694">
            <text:p>1,69E-004</text:p>
          </table:table-cell>
          <table:table-cell table:style-name="ce17" table:formula="of:=MAX([.O10:.O31])" office:value-type="float" office:value="0.9926713">
            <text:p>9,93E-001</text:p>
          </table:table-cell>
          <table:table-cell/>
        </table:table-row>
        <table:table-row table:style-name="ro1">
          <table:table-cell/>
          <table:table-cell table:style-name="ce7" table:formula="of:=ROWS([.$B$42:.B45])" office:value-type="float" office:value="4">
            <text:p>4</text:p>
          </table:table-cell>
          <table:table-cell table:style-name="ce11" office:value-type="string">
            <text:p>std</text:p>
          </table:table-cell>
          <table:table-cell table:style-name="ce7" office:value-type="string">
            <text:p>-</text:p>
          </table:table-cell>
          <table:table-cell table:style-name="ce18" table:formula="of:=STDEV( [.E8:.E33])" office:value-type="float" office:value="44.3297434443981">
            <text:p>4,43E+001</text:p>
          </table:table-cell>
          <table:table-cell table:style-name="ce18" table:formula="of:=STDEV( [.F8:.F33])" office:value-type="float" office:value="0.0739282396340168">
            <text:p>7,39E-002</text:p>
          </table:table-cell>
          <table:table-cell table:style-name="ce18" table:formula="of:=STDEV( [.G8:.G33])" office:value-type="float" office:value="0.0658997167948653">
            <text:p>6,59E-002</text:p>
          </table:table-cell>
          <table:table-cell table:style-name="ce18" table:formula="of:=STDEV( [.H8:.H33])" office:value-type="float" office:value="0.984658830377509">
            <text:p>9,85E-001</text:p>
          </table:table-cell>
          <table:table-cell table:style-name="ce18" table:formula="of:=STDEV( [.I8:.I33])" office:value-type="float" office:value="0.675568629935643">
            <text:p>6,76E-001</text:p>
          </table:table-cell>
          <table:table-cell table:style-name="ce18" table:formula="of:=STDEV( [.J8:.J33])" office:value-type="float" office:value="1383.5645541082">
            <text:p>1,38E+003</text:p>
          </table:table-cell>
          <table:table-cell table:style-name="ce18" table:formula="of:=STDEV( [.K8:.K33])" office:value-type="float" office:value="0.0658997167948653">
            <text:p>6,59E-002</text:p>
          </table:table-cell>
          <table:table-cell table:style-name="ce18" table:formula="of:=STDEV( [.L8:.L33])" office:value-type="float" office:value="0">
            <text:p>0,00E+000</text:p>
          </table:table-cell>
          <table:table-cell table:style-name="ce18" table:formula="of:=STDEV( [.M8:.M33])" office:value-type="float" office:value="0">
            <text:p>0,00E+000</text:p>
          </table:table-cell>
          <table:table-cell table:style-name="ce18" table:formula="of:=STDEV( [.N8:.N33])" office:value-type="float" office:value="0.0000252578720402175">
            <text:p>2,53E-005</text:p>
          </table:table-cell>
          <table:table-cell table:style-name="ce18" table:formula="of:=STDEV( [.O8:.O33])" office:value-type="float" office:value="0.00125635144184791">
            <text:p>1,26E-003</text:p>
          </table:table-cell>
          <table:table-cell/>
        </table:table-row>
        <table:table-row table:style-name="ro1">
          <table:table-cell/>
          <table:table-cell table:formula="of:=ROWS([.$B$42:.B46])" office:value-type="float" office:value="5">
            <text:p>5</text:p>
          </table:table-cell>
          <table:table-cell table:style-name="ce10" office:value-type="string">
            <text:p>Q1</text:p>
          </table:table-cell>
          <table:table-cell table:style-name="ce17" office:value-type="string">
            <text:p>-</text:p>
          </table:table-cell>
          <table:table-cell table:formula="of:=QUARTILE( [.E8:.E32];1)" office:value-type="float" office:value="2">
            <text:p>2</text:p>
          </table:table-cell>
          <table:table-cell table:style-name="ce6" table:formula="of:=QUARTILE( [.F8:.F32];1)" office:value-type="float" office:value="0.25">
            <text:p>0,25</text:p>
          </table:table-cell>
          <table:table-cell table:style-name="ce6" table:formula="of:=QUARTILE( [.G8:.G32];1)" office:value-type="float" office:value="0.246391998094784">
            <text:p>0,25</text:p>
          </table:table-cell>
          <table:table-cell table:formula="of:=QUARTILE( [.H8:.H32];1)" office:value-type="float" office:value="44.91764">
            <text:p>44,92</text:p>
          </table:table-cell>
          <table:table-cell table:formula="of:=QUARTILE( [.I8:.I32];1)" office:value-type="float" office:value="6.71728515625">
            <text:p>6,72</text:p>
          </table:table-cell>
          <table:table-cell table:formula="of:=QUARTILE( [.J8:.J32];1)" office:value-type="float" office:value="13757">
            <text:p>13757</text:p>
          </table:table-cell>
          <table:table-cell table:style-name="ce6" table:formula="of:=QUARTILE( [.K8:.K32];1)" office:value-type="float" office:value="0.65525125029769">
            <text:p>0,66</text:p>
          </table:table-cell>
          <table:table-cell table:formula="of:=QUARTILE( [.L8:.L32];1)" office:value-type="float" office:value="256">
            <text:p>256</text:p>
          </table:table-cell>
          <table:table-cell table:formula="of:=QUARTILE( [.M8:.M32];1)" office:value-type="float" office:value="256">
            <text:p>256</text:p>
          </table:table-cell>
          <table:table-cell table:style-name="ce6" table:formula="of:=QUARTILE( [.N8:.N32];1)" office:value-type="float" office:value="0.000105525">
            <text:p>0</text:p>
          </table:table-cell>
          <table:table-cell table:style-name="ce6" table:formula="of:=QUARTILE( [.O8:.O32];1)" office:value-type="float" office:value="0.988748975">
            <text:p>0,99</text:p>
          </table:table-cell>
          <table:table-cell/>
        </table:table-row>
        <table:table-row table:style-name="ro1">
          <table:table-cell/>
          <table:table-cell table:style-name="ce7" table:formula="of:=ROWS([.$B$42:.B47])" office:value-type="float" office:value="6">
            <text:p>6</text:p>
          </table:table-cell>
          <table:table-cell table:style-name="ce11" office:value-type="string">
            <text:p>median</text:p>
          </table:table-cell>
          <table:table-cell table:style-name="ce7" office:value-type="string">
            <text:p>-</text:p>
          </table:table-cell>
          <table:table-cell table:style-name="ce7" table:formula="of:=MEDIAN([.E8:.E33])" office:value-type="float" office:value="100">
            <text:p>100</text:p>
          </table:table-cell>
          <table:table-cell table:style-name="ce7" table:formula="of:=MEDIAN([.F8:.F33])" office:value-type="float" office:value="0.3">
            <text:p>0,3</text:p>
          </table:table-cell>
          <table:table-cell table:style-name="ce7" table:formula="of:=MEDIAN([.G8:.G33])" office:value-type="float" office:value="0.298904501071684">
            <text:p>0,3</text:p>
          </table:table-cell>
          <table:table-cell table:style-name="ce7" table:formula="of:=MEDIAN([.H8:.H33])" office:value-type="float" office:value="45.33084325">
            <text:p>45,33</text:p>
          </table:table-cell>
          <table:table-cell table:style-name="ce7" table:formula="of:=MEDIAN([.I8:.I33])" office:value-type="float" office:value="7.187255859375">
            <text:p>7,19</text:p>
          </table:table-cell>
          <table:table-cell table:style-name="ce7" table:formula="of:=MEDIAN([.J8:.J33])" office:value-type="float" office:value="14719.5">
            <text:p>14719,5</text:p>
          </table:table-cell>
          <table:table-cell table:style-name="ce7" table:formula="of:=MEDIAN([.K8:.K33])" office:value-type="float" office:value="0.701095498928316">
            <text:p>0,7</text:p>
          </table:table-cell>
          <table:table-cell table:style-name="ce7" table:formula="of:=MEDIAN([.L8:.L33])" office:value-type="float" office:value="256">
            <text:p>256</text:p>
          </table:table-cell>
          <table:table-cell table:style-name="ce7" table:formula="of:=MEDIAN([.M8:.M33])" office:value-type="float" office:value="256">
            <text:p>256</text:p>
          </table:table-cell>
          <table:table-cell table:style-name="ce7" table:formula="of:=MEDIAN([.N8:.N33])" office:value-type="float" office:value="0.0001174">
            <text:p>0</text:p>
          </table:table-cell>
          <table:table-cell table:style-name="ce7" table:formula="of:=MEDIAN([.O8:.O33])" office:value-type="float" office:value="0.9898887">
            <text:p>0,99</text:p>
          </table:table-cell>
          <table:table-cell/>
        </table:table-row>
        <table:table-row table:style-name="ro1">
          <table:table-cell/>
          <table:table-cell table:formula="of:=ROWS([.$B$42:.B48])" office:value-type="float" office:value="7">
            <text:p>7</text:p>
          </table:table-cell>
          <table:table-cell table:style-name="ce10" office:value-type="string">
            <text:p>Q3</text:p>
          </table:table-cell>
          <table:table-cell table:style-name="ce17" office:value-type="string">
            <text:p>-</text:p>
          </table:table-cell>
          <table:table-cell table:formula="of:=QUARTILE( [.E10:.E32];3)" office:value-type="float" office:value="100">
            <text:p>100</text:p>
          </table:table-cell>
          <table:table-cell table:style-name="ce6" table:formula="of:=QUARTILE( [.F10:.F32];3)" office:value-type="float" office:value="0.35">
            <text:p>0,35</text:p>
          </table:table-cell>
          <table:table-cell table:style-name="ce6" table:formula="of:=QUARTILE( [.G10:.G32];3)" office:value-type="float" office:value="0.333269826149083">
            <text:p>0,33</text:p>
          </table:table-cell>
          <table:table-cell table:formula="of:=QUARTILE( [.H10:.H32];3)" office:value-type="float" office:value="45.9585059">
            <text:p>45,96</text:p>
          </table:table-cell>
          <table:table-cell table:formula="of:=QUARTILE( [.I10:.I32];3)" office:value-type="float" office:value="7.72607421875">
            <text:p>7,73</text:p>
          </table:table-cell>
          <table:table-cell table:formula="of:=QUARTILE( [.J10:.J32];3)" office:value-type="float" office:value="15823">
            <text:p>15823</text:p>
          </table:table-cell>
          <table:table-cell table:style-name="ce6" table:formula="of:=QUARTILE( [.K10:.K32];3)" office:value-type="float" office:value="0.753655632293403">
            <text:p>0,75</text:p>
          </table:table-cell>
          <table:table-cell table:formula="of:=QUARTILE( [.L10:.L32];3)" office:value-type="float" office:value="256">
            <text:p>256</text:p>
          </table:table-cell>
          <table:table-cell table:formula="of:=QUARTILE( [.M10:.M32];3)" office:value-type="float" office:value="256">
            <text:p>256</text:p>
          </table:table-cell>
          <table:table-cell table:style-name="ce6" table:formula="of:=QUARTILE( [.N10:.N32];3)" office:value-type="float" office:value="0.00013185">
            <text:p>0</text:p>
          </table:table-cell>
          <table:table-cell table:style-name="ce6" table:formula="of:=QUARTILE( [.O10:.O32];3)" office:value-type="float" office:value="0.990750575">
            <text:p>0,99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"/>
          <table:table-cell/>
        </table:table-row>
        <table:table-row table:style-name="ro5">
          <table:table-cell/>
          <table:table-cell table:style-name="ce9" office:value-type="string">
            <text:p>Code</text:p>
          </table:table-cell>
          <table:table-cell table:style-name="ce9" office:value-type="string">
            <text:p>Statistics</text:p>
          </table:table-cell>
          <table:table-cell table:style-name="ce14" office:value-type="string">
            <text:p>Prune Tech.</text:p>
          </table:table-cell>
          <table:table-cell table:style-name="ce14" office:value-type="string">
            <text:p>Freq. Update (epochs)</text:p>
          </table:table-cell>
          <table:table-cell table:style-name="ce14" office:value-type="string">
            <text:p>Target Sparsity (%)</text:p>
          </table:table-cell>
          <table:table-cell table:style-name="ce14" office:value-type="string">
            <text:p>Achieved Sparsity (%)</text:p>
          </table:table-cell>
          <table:table-cell table:style-name="ce25" office:value-type="string">
            <text:p>Psnr (db)</text:p>
          </table:table-cell>
          <table:table-cell table:style-name="ce25" office:value-type="string">
            <text:p>Bpp</text:p>
          </table:table-cell>
          <table:table-cell table:style-name="ce28" office:value-type="string">
            <text:p>Footprint (Byte)</text:p>
          </table:table-cell>
          <table:table-cell table:style-name="ce28" office:value-type="string">
            <text:p>Footprint (%)</text:p>
          </table:table-cell>
          <table:table-cell table:style-name="ce28" office:value-type="string">
            <text:p>Img Width</text:p>
          </table:table-cell>
          <table:table-cell table:style-name="ce28" office:value-type="string">
            <text:p>Img Height</text:p>
          </table:table-cell>
          <table:table-cell table:style-name="ce29" office:value-type="string">
            <text:p>Mse</text:p>
          </table:table-cell>
          <table:table-cell table:style-name="ce29" office:value-type="string">
            <text:p>Ssim (%)</text:p>
          </table:table-cell>
          <table:table-cell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0" office:value-type="string">
            <text:p>Q1</text:p>
          </table:table-cell>
          <table:table-cell table:style-name="ce17" office:value-type="string">
            <text:p>-</text:p>
          </table:table-cell>
          <table:table-cell table:formula="of:=QUARTILE( [.E8:.E33];[.$B51])" office:value-type="float" office:value="26.5">
            <text:p>26,5</text:p>
          </table:table-cell>
          <table:table-cell table:style-name="ce6" table:formula="of:=QUARTILE( [.F8:.F33];[.$B51])" office:value-type="float" office:value="0.25">
            <text:p>0,25</text:p>
          </table:table-cell>
          <table:table-cell table:style-name="ce6" table:formula="of:=QUARTILE( [.G8:.G33];[.$B51])" office:value-type="float" office:value="0.246320552512503">
            <text:p>0,25</text:p>
          </table:table-cell>
          <table:table-cell table:formula="of:=QUARTILE( [.H8:.H33];[.$B51])" office:value-type="float" office:value="44.92019625">
            <text:p>44,92</text:p>
          </table:table-cell>
          <table:table-cell table:formula="of:=QUARTILE( [.I8:.I33];[.$B51])" office:value-type="float" office:value="6.7174072265625">
            <text:p>6,72</text:p>
          </table:table-cell>
          <table:table-cell table:formula="of:=QUARTILE( [.J8:.J33];[.$B51])" office:value-type="float" office:value="13757.25">
            <text:p>13757,25</text:p>
          </table:table-cell>
          <table:table-cell table:style-name="ce6" table:formula="of:=QUARTILE( [.K8:.K33];[.$B51])" office:value-type="float" office:value="0.655263157894737">
            <text:p>0,66</text:p>
          </table:table-cell>
          <table:table-cell table:formula="of:=QUARTILE( [.L8:.L33];[.$B51])" office:value-type="float" office:value="256">
            <text:p>256</text:p>
          </table:table-cell>
          <table:table-cell table:formula="of:=QUARTILE( [.M8:.M33];[.$B51])" office:value-type="float" office:value="256">
            <text:p>256</text:p>
          </table:table-cell>
          <table:table-cell table:style-name="ce34" table:formula="of:=QUARTILE( [.N8:.N33];[.$B51])" office:value-type="float" office:value="0.0001057">
            <text:p>1,06E-004</text:p>
          </table:table-cell>
          <table:table-cell table:style-name="ce34" table:formula="of:=QUARTILE( [.O8:.O33];[.$B51])" office:value-type="float" office:value="0.9887603">
            <text:p>9,89E-001</text:p>
          </table:table-cell>
          <table:table-cell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string">
            <text:p>min</text:p>
          </table:table-cell>
          <table:table-cell table:style-name="ce7" office:value-type="string">
            <text:p>-</text:p>
          </table:table-cell>
          <table:table-cell table:style-name="ce7" table:formula="of:=QUARTILE( [.E8:.E33];[.$B52])" office:value-type="float" office:value="2">
            <text:p>2</text:p>
          </table:table-cell>
          <table:table-cell table:style-name="ce7" table:formula="of:=QUARTILE( [.F8:.F33];[.$B52])" office:value-type="float" office:value="0.2">
            <text:p>0,2</text:p>
          </table:table-cell>
          <table:table-cell table:style-name="ce7" table:formula="of:=QUARTILE( [.G8:.G33];[.$B52])" office:value-type="float" office:value="0.19695165515599">
            <text:p>0,2</text:p>
          </table:table-cell>
          <table:table-cell table:style-name="ce7" table:formula="of:=QUARTILE( [.H8:.H33];[.$B52])" office:value-type="float" office:value="43.7330412">
            <text:p>43,73</text:p>
          </table:table-cell>
          <table:table-cell table:style-name="ce7" table:formula="of:=QUARTILE( [.I8:.I33];[.$B52])" office:value-type="float" office:value="6.35205078125">
            <text:p>6,35</text:p>
          </table:table-cell>
          <table:table-cell table:style-name="ce7" table:formula="of:=QUARTILE( [.J8:.J33];[.$B52])" office:value-type="float" office:value="13009">
            <text:p>13009</text:p>
          </table:table-cell>
          <table:table-cell table:style-name="ce7" table:formula="of:=QUARTILE( [.K8:.K33];[.$B52])" office:value-type="float" office:value="0.619623719933317">
            <text:p>0,62</text:p>
          </table:table-cell>
          <table:table-cell table:style-name="ce7" table:formula="of:=QUARTILE( [.L8:.L33];[.$B52])" office:value-type="float" office:value="256">
            <text:p>256</text:p>
          </table:table-cell>
          <table:table-cell table:style-name="ce7" table:formula="of:=QUARTILE( [.M8:.M33];[.$B52])" office:value-type="float" office:value="256">
            <text:p>256</text:p>
          </table:table-cell>
          <table:table-cell table:style-name="ce7" table:formula="of:=QUARTILE( [.N8:.N33];[.$B52])" office:value-type="float" office:value="0.0000653">
            <text:p>0</text:p>
          </table:table-cell>
          <table:table-cell table:style-name="ce7" table:formula="of:=QUARTILE( [.O8:.O33];[.$B52])" office:value-type="float" office:value="0.9883436">
            <text:p>0,99</text:p>
          </table:table-cell>
          <table:table-cell/>
        </table:table-row>
        <table:table-row table:style-name="ro1">
          <table:table-cell/>
          <table:table-cell table:style-name="ce10" office:value-type="float" office:value="4">
            <text:p>4</text:p>
          </table:table-cell>
          <table:table-cell table:style-name="ce10" office:value-type="string">
            <text:p>max</text:p>
          </table:table-cell>
          <table:table-cell table:style-name="ce17" office:value-type="string">
            <text:p>-</text:p>
          </table:table-cell>
          <table:table-cell table:formula="of:=QUARTILE( [.E8:.E33];[.$B53])" office:value-type="float" office:value="100">
            <text:p>100</text:p>
          </table:table-cell>
          <table:table-cell table:style-name="ce6" table:formula="of:=QUARTILE( [.F8:.F33];[.$B53])" office:value-type="float" office:value="0.4">
            <text:p>0,4</text:p>
          </table:table-cell>
          <table:table-cell table:style-name="ce6" table:formula="of:=QUARTILE( [.G8:.G33];[.$B53])" office:value-type="float" office:value="0.380376280066683">
            <text:p>0,38</text:p>
          </table:table-cell>
          <table:table-cell table:formula="of:=QUARTILE( [.H8:.H33];[.$B53])" office:value-type="float" office:value="47.8726197">
            <text:p>47,87</text:p>
          </table:table-cell>
          <table:table-cell table:formula="of:=QUARTILE( [.I8:.I33];[.$B53])" office:value-type="float" office:value="8.232421875">
            <text:p>8,23</text:p>
          </table:table-cell>
          <table:table-cell table:formula="of:=QUARTILE( [.J8:.J33];[.$B53])" office:value-type="float" office:value="16860">
            <text:p>16860</text:p>
          </table:table-cell>
          <table:table-cell table:style-name="ce6" table:formula="of:=QUARTILE( [.K8:.K33];[.$B53])" office:value-type="float" office:value="0.80304834484401">
            <text:p>0,8</text:p>
          </table:table-cell>
          <table:table-cell table:formula="of:=QUARTILE( [.L8:.L33];[.$B53])" office:value-type="float" office:value="256">
            <text:p>256</text:p>
          </table:table-cell>
          <table:table-cell table:formula="of:=QUARTILE( [.M8:.M33];[.$B53])" office:value-type="float" office:value="256">
            <text:p>256</text:p>
          </table:table-cell>
          <table:table-cell table:style-name="ce6" table:formula="of:=QUARTILE( [.N8:.N33];[.$B53])" office:value-type="float" office:value="0.0001694">
            <text:p>0</text:p>
          </table:table-cell>
          <table:table-cell table:style-name="ce6" table:formula="of:=QUARTILE( [.O8:.O33];[.$B53])" office:value-type="float" office:value="0.9926713">
            <text:p>0,99</text:p>
          </table:table-cell>
          <table:table-cell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string">
            <text:p>Q3</text:p>
          </table:table-cell>
          <table:table-cell table:style-name="ce7" office:value-type="string">
            <text:p>-</text:p>
          </table:table-cell>
          <table:table-cell table:style-name="ce7" table:formula="of:=QUARTILE( [.E8:.E33];[.$B54])" office:value-type="float" office:value="100">
            <text:p>100</text:p>
          </table:table-cell>
          <table:table-cell table:style-name="ce7" table:formula="of:=QUARTILE( [.F8:.F33];[.$B54])" office:value-type="float" office:value="0.35">
            <text:p>0,35</text:p>
          </table:table-cell>
          <table:table-cell table:style-name="ce7" table:formula="of:=QUARTILE( [.G8:.G33];[.$B54])" office:value-type="float" office:value="0.344736842105263">
            <text:p>0,34</text:p>
          </table:table-cell>
          <table:table-cell table:style-name="ce7" table:formula="of:=QUARTILE( [.H8:.H33];[.$B54])" office:value-type="float" office:value="45.808003375">
            <text:p>45,81</text:p>
          </table:table-cell>
          <table:table-cell table:style-name="ce7" table:formula="of:=QUARTILE( [.I8:.I33];[.$B54])" office:value-type="float" office:value="7.726318359375">
            <text:p>7,73</text:p>
          </table:table-cell>
          <table:table-cell table:style-name="ce7" table:formula="of:=QUARTILE( [.J8:.J33];[.$B54])" office:value-type="float" office:value="15823.5">
            <text:p>15823,5</text:p>
          </table:table-cell>
          <table:table-cell table:style-name="ce7" table:formula="of:=QUARTILE( [.K8:.K33];[.$B54])" office:value-type="float" office:value="0.753679447487497">
            <text:p>0,75</text:p>
          </table:table-cell>
          <table:table-cell table:style-name="ce7" table:formula="of:=QUARTILE( [.L8:.L33];[.$B54])" office:value-type="float" office:value="256">
            <text:p>256</text:p>
          </table:table-cell>
          <table:table-cell table:style-name="ce7" table:formula="of:=QUARTILE( [.M8:.M33];[.$B54])" office:value-type="float" office:value="256">
            <text:p>256</text:p>
          </table:table-cell>
          <table:table-cell table:style-name="ce7" table:formula="of:=QUARTILE( [.N8:.N33];[.$B54])" office:value-type="float" office:value="0.000129">
            <text:p>0</text:p>
          </table:table-cell>
          <table:table-cell table:style-name="ce7" table:formula="of:=QUARTILE( [.O8:.O33];[.$B54])" office:value-type="float" office:value="0.9907922">
            <text:p>0,99</text:p>
          </table:table-cell>
          <table:table-cell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3" office:value-type="string">
            <text:p>median</text:p>
          </table:table-cell>
          <table:table-cell table:style-name="ce17" office:value-type="string">
            <text:p>-</text:p>
          </table:table-cell>
          <table:table-cell table:formula="of:=QUARTILE( [.E8:.E33];[.$B55])" office:value-type="float" office:value="100">
            <text:p>100</text:p>
          </table:table-cell>
          <table:table-cell table:style-name="ce6" table:formula="of:=QUARTILE( [.F8:.F33];[.$B55])" office:value-type="float" office:value="0.3">
            <text:p>0,3</text:p>
          </table:table-cell>
          <table:table-cell table:style-name="ce6" table:formula="of:=QUARTILE( [.G8:.G33];[.$B55])" office:value-type="float" office:value="0.298904501071684">
            <text:p>0,3</text:p>
          </table:table-cell>
          <table:table-cell table:formula="of:=QUARTILE( [.H8:.H33];[.$B55])" office:value-type="float" office:value="45.33084325">
            <text:p>45,33</text:p>
          </table:table-cell>
          <table:table-cell table:formula="of:=QUARTILE( [.I8:.I33];[.$B55])" office:value-type="float" office:value="7.187255859375">
            <text:p>7,19</text:p>
          </table:table-cell>
          <table:table-cell table:formula="of:=QUARTILE( [.J8:.J33];[.$B55])" office:value-type="float" office:value="14719.5">
            <text:p>14719,5</text:p>
          </table:table-cell>
          <table:table-cell table:style-name="ce6" table:formula="of:=QUARTILE( [.K8:.K33];[.$B55])" office:value-type="float" office:value="0.701095498928316">
            <text:p>0,7</text:p>
          </table:table-cell>
          <table:table-cell table:formula="of:=QUARTILE( [.L8:.L33];[.$B55])" office:value-type="float" office:value="256">
            <text:p>256</text:p>
          </table:table-cell>
          <table:table-cell table:formula="of:=QUARTILE( [.M8:.M33];[.$B55])" office:value-type="float" office:value="256">
            <text:p>256</text:p>
          </table:table-cell>
          <table:table-cell table:style-name="ce6" table:formula="of:=QUARTILE( [.N8:.N33];[.$B55])" office:value-type="float" office:value="0.0001174">
            <text:p>0</text:p>
          </table:table-cell>
          <table:table-cell table:style-name="ce6" table:formula="of:=QUARTILE( [.O8:.O33];[.$B55])" office:value-type="float" office:value="0.9898887">
            <text:p>0,99</text:p>
          </table:table-cell>
          <table:table-cell/>
        </table:table-row>
        <table:table-row table:style-name="ro1">
          <table:table-cell/>
          <table:table-cell table:style-name="ce12" office:value-type="string">
            <text:p>-</text:p>
          </table:table-cell>
          <table:table-cell table:style-name="ce11" office:value-type="string">
            <text:p>std</text:p>
          </table:table-cell>
          <table:table-cell table:style-name="ce7" office:value-type="string">
            <text:p>-</text:p>
          </table:table-cell>
          <table:table-cell table:style-name="ce18" table:formula="of:=STDEV( [.E8:.E33])" office:value-type="float" office:value="44.3297434443981">
            <text:p>4,43E+001</text:p>
          </table:table-cell>
          <table:table-cell table:style-name="ce18" table:formula="of:=STDEV( [.F8:.F33])" office:value-type="float" office:value="0.0739282396340168">
            <text:p>7,39E-002</text:p>
          </table:table-cell>
          <table:table-cell table:style-name="ce18" table:formula="of:=STDEV( [.G8:.G33])" office:value-type="float" office:value="0.0658997167948653">
            <text:p>6,59E-002</text:p>
          </table:table-cell>
          <table:table-cell table:style-name="ce18" table:formula="of:=STDEV( [.H8:.H33])" office:value-type="float" office:value="0.984658830377509">
            <text:p>9,85E-001</text:p>
          </table:table-cell>
          <table:table-cell table:style-name="ce18" table:formula="of:=STDEV( [.I8:.I33])" office:value-type="float" office:value="0.675568629935643">
            <text:p>6,76E-001</text:p>
          </table:table-cell>
          <table:table-cell table:style-name="ce18" table:formula="of:=STDEV( [.J8:.J33])" office:value-type="float" office:value="1383.5645541082">
            <text:p>1,38E+003</text:p>
          </table:table-cell>
          <table:table-cell table:style-name="ce18" table:formula="of:=STDEV( [.K8:.K33])" office:value-type="float" office:value="0.0658997167948653">
            <text:p>6,59E-002</text:p>
          </table:table-cell>
          <table:table-cell table:style-name="ce18" table:formula="of:=STDEV( [.L8:.L33])" office:value-type="float" office:value="0">
            <text:p>0,00E+000</text:p>
          </table:table-cell>
          <table:table-cell table:style-name="ce18" table:formula="of:=STDEV( [.M8:.M33])" office:value-type="float" office:value="0">
            <text:p>0,00E+000</text:p>
          </table:table-cell>
          <table:table-cell table:style-name="ce18" table:formula="of:=STDEV( [.N8:.N33])" office:value-type="float" office:value="0.0000252578720402175">
            <text:p>2,53E-005</text:p>
          </table:table-cell>
          <table:table-cell table:style-name="ce18" table:formula="of:=STDEV( [.O8:.O33])" office:value-type="float" office:value="0.00125635144184791">
            <text:p>1,26E-00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17"/>
        <table:table-column table:style-name="co11" table:default-cell-style-name="ce17"/>
        <table:table-column table:style-name="co12" table:default-cell-style-name="ce16"/>
        <table:table-column table:style-name="co13" table:default-cell-style-name="ce7"/>
        <table:table-column table:style-name="co10" table:default-cell-style-name="ce20"/>
        <table:table-column table:style-name="co10" table:default-cell-style-name="ce23"/>
        <table:table-column table:style-name="co10" table:default-cell-style-name="ce44"/>
        <table:table-column table:style-name="co14" table:default-cell-style-name="ce49"/>
        <table:table-column table:style-name="co15" table:default-cell-style-name="ce45"/>
        <table:table-column table:style-name="co14" table:default-cell-style-name="ce49"/>
        <table:table-column table:style-name="co8" table:default-cell-style-name="ce45"/>
        <table:table-column table:style-name="co16" table:default-cell-style-name="ce49"/>
        <table:table-column table:style-name="co8" table:default-cell-style-name="ce45"/>
        <table:table-column table:style-name="co17" table:default-cell-style-name="ce49"/>
        <table:table-column table:style-name="co10" table:default-cell-style-name="ce45"/>
        <table:table-column table:style-name="co14" table:default-cell-style-name="ce49"/>
        <table:table-column table:style-name="co10" table:default-cell-style-name="ce45"/>
        <table:table-column table:style-name="co18" table:default-cell-style-name="ce49"/>
        <table:table-column table:style-name="co4" table:default-cell-style-name="ce44"/>
        <table:table-column table:style-name="co19" table:default-cell-style-name="ce49"/>
        <table:table-column table:style-name="co10" table:default-cell-style-name="ce17"/>
        <table:table-column table:style-name="co15" table:default-cell-style-name="ce2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2"/>
          <table:table-cell/>
        </table:table-row>
        <table:table-row table:style-name="ro6">
          <table:table-cell/>
          <table:table-cell table:style-name="ce35" office:value-type="string" table:number-columns-spanned="2" table:number-rows-spanned="1">
            <text:p>Trials</text:p>
          </table:table-cell>
          <table:covered-table-cell table:style-name="ce38"/>
          <table:table-cell table:style-name="ce35" office:value-type="string" table:number-columns-spanned="4" table:number-rows-spanned="1">
            <text:p>Prune Tech. (Details)</text:p>
          </table:table-cell>
          <table:covered-table-cell table:number-columns-repeated="3" table:style-name="ce38"/>
          <table:table-cell table:style-name="ce41" office:value-type="string" table:number-columns-spanned="14" table:number-rows-spanned="1">
            <text:p>Neural Network Architecture (Details)</text:p>
          </table:table-cell>
          <table:covered-table-cell table:style-name="ce47"/>
          <table:covered-table-cell table:number-columns-repeated="12" table:style-name="ce51"/>
          <table:table-cell table:style-name="ce35" office:value-type="string" table:number-columns-spanned="2" table:number-rows-spanned="1">
            <text:p>Memory Usafe (Details)</text:p>
          </table:table-cell>
          <table:covered-table-cell table:style-name="ce59"/>
          <table:table-cell/>
        </table:table-row>
        <table:table-row table:style-name="ro7">
          <table:table-cell/>
          <table:table-cell table:number-columns-repeated="2" table:style-name="ce36" office:value-type="string">
            <text:p>-</text:p>
          </table:table-cell>
          <table:table-cell table:style-name="ce39" office:value-type="string">
            <text:p>Prune Tech.</text:p>
          </table:table-cell>
          <table:table-cell table:style-name="ce39" office:value-type="string">
            <text:p>Freq. Updated</text:p>
          </table:table-cell>
          <table:table-cell table:style-name="ce14" office:value-type="string">
            <text:p>Target Sparsity (%)</text:p>
          </table:table-cell>
          <table:table-cell table:style-name="ce14" office:value-type="string">
            <text:p>Achieved Sparsity (%)</text:p>
          </table:table-cell>
          <table:table-cell table:style-name="ce42" office:value-type="string">
            <text:p>net.0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1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2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3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4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5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6</text:p>
          </table:table-cell>
          <table:table-cell table:style-name="ce48" office:value-type="string">
            <text:p>Sparsity (%)</text:p>
          </table:table-cell>
          <table:table-cell table:style-name="ce57" office:value-type="string">
            <text:p>Footprint (Byte)</text:p>
          </table:table-cell>
          <table:table-cell table:style-name="ce57" office:value-type="string">
            <text:p>Footprint (%)</text:p>
          </table:table-cell>
          <table:table-cell/>
        </table:table-row>
        <table:table-row table:style-name="ro6">
          <table:table-cell/>
          <table:table-cell table:style-name="ce37" office:value-type="string">
            <text:p>-</text:p>
          </table:table-cell>
          <table:table-cell table:style-name="ce37" office:value-type="string">
            <text:p>Baseline</text:p>
          </table:table-cell>
          <table:table-cell table:style-name="ce37"/>
          <table:table-cell table:number-columns-repeated="3" table:style-name="ce37" office:value-type="string">
            <text:p>-</text:p>
          </table:table-cell>
          <table:table-cell table:style-name="ce43" table:formula="of:=64*2" office:value-type="float" office:value="128">
            <text:p>128</text:p>
          </table:table-cell>
          <table:table-cell table:style-name="ce43" office:value-type="string">
            <text:p>-</text:p>
          </table:table-cell>
          <table:table-cell table:style-name="ce43" table:formula="of:=64*64" office:value-type="float" office:value="4096">
            <text:p>4096</text:p>
          </table:table-cell>
          <table:table-cell table:style-name="ce43" office:value-type="string">
            <text:p>-</text:p>
          </table:table-cell>
          <table:table-cell table:style-name="ce43" table:formula="of:=64*64" office:value-type="float" office:value="4096">
            <text:p>4096</text:p>
          </table:table-cell>
          <table:table-cell table:style-name="ce43" office:value-type="string">
            <text:p>-</text:p>
          </table:table-cell>
          <table:table-cell table:style-name="ce43" table:formula="of:=64*64" office:value-type="float" office:value="4096">
            <text:p>4096</text:p>
          </table:table-cell>
          <table:table-cell table:style-name="ce43" office:value-type="string">
            <text:p>-</text:p>
          </table:table-cell>
          <table:table-cell table:style-name="ce43" table:formula="of:=64*64" office:value-type="float" office:value="4096">
            <text:p>4096</text:p>
          </table:table-cell>
          <table:table-cell table:style-name="ce43" office:value-type="string">
            <text:p>-</text:p>
          </table:table-cell>
          <table:table-cell table:style-name="ce43" table:formula="of:=64*64" office:value-type="float" office:value="4096">
            <text:p>4096</text:p>
          </table:table-cell>
          <table:table-cell table:style-name="ce43" office:value-type="string">
            <text:p>-</text:p>
          </table:table-cell>
          <table:table-cell table:style-name="ce43" table:formula="of:=64" office:value-type="float" office:value="64">
            <text:p>64</text:p>
          </table:table-cell>
          <table:table-cell table:style-name="ce43" office:value-type="string">
            <text:p>-</text:p>
          </table:table-cell>
          <table:table-cell table:style-name="ce58" table:formula="of:=(64*2+2)+(64*64*5+64*5) + (64+1)" office:value-type="float" office:value="20995">
            <text:p>20995</text:p>
          </table:table-cell>
          <table:table-cell table:style-name="ce43" office:value-type="string">
            <text:p>-</text:p>
          </table:table-cell>
          <table:table-cell/>
        </table:table-row>
        <table:table-row table:style-name="ro8">
          <table:table-cell/>
          <table:table-cell table:style-name="ce36" office:value-type="string">
            <text:p>No.</text:p>
          </table:table-cell>
          <table:table-cell table:style-name="ce36" office:value-type="string">
            <text:p>Date</text:p>
          </table:table-cell>
          <table:table-cell table:style-name="ce39" office:value-type="string">
            <text:p>Prune Tech.</text:p>
          </table:table-cell>
          <table:table-cell table:style-name="ce39" office:value-type="string">
            <text:p>Freq. Updated</text:p>
          </table:table-cell>
          <table:table-cell table:style-name="ce14" office:value-type="string">
            <text:p>Target Sparsity (%)</text:p>
          </table:table-cell>
          <table:table-cell table:style-name="ce14" office:value-type="string">
            <text:p>Achieved Sparsity (%)</text:p>
          </table:table-cell>
          <table:table-cell table:style-name="ce42" office:value-type="string">
            <text:p>net.0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1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2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3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4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5.linear</text:p>
          </table:table-cell>
          <table:table-cell table:style-name="ce48" office:value-type="string">
            <text:p>Sparsity (%)</text:p>
          </table:table-cell>
          <table:table-cell table:style-name="ce42" office:value-type="string">
            <text:p>net.6</text:p>
          </table:table-cell>
          <table:table-cell table:style-name="ce48" office:value-type="string">
            <text:p>Sparsity (%)</text:p>
          </table:table-cell>
          <table:table-cell table:style-name="ce57" office:value-type="string">
            <text:p>Footprint (Byte)</text:p>
          </table:table-cell>
          <table:table-cell table:style-name="ce57" office:value-type="string">
            <text:p>Footprint (%)</text:p>
          </table:table-cell>
          <table:table-cell/>
        </table:table-row>
        <table:table-row table:style-name="ro1">
          <table:table-cell/>
          <table:table-cell table:formula="of:=ROWS([.B$7:.$C7])" office:value-type="float" office:value="1">
            <text:p>1</text:p>
          </table:table-cell>
          <table:table-cell office:value-type="string">
            <text:p>2020.12.10-044629</text:p>
          </table:table-cell>
          <table:table-cell table:style-name="ce15" office:value-type="string">
            <text:p>AGP</text:p>
          </table:table-cell>
          <table:table-cell table:style-name="ce6" office:value-type="float" office:value="2">
            <text:p>2</text:p>
          </table:table-cell>
          <table:table-cell table:style-name="ce19" office:value-type="percentage" office:value="0.4">
            <text:p>40,00%</text:p>
          </table:table-cell>
          <table:table-cell table:style-name="ce22" table:formula="of:=1-[.W7]" office:value-type="percentage" office:value="0.380328649678495">
            <text:p>38,03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44" office:value-type="float" office:value="3072">
            <text:p>3072</text:p>
          </table:table-cell>
          <table:table-cell office:value-type="float" office:value="25">
            <text:p>25,00</text:p>
          </table:table-cell>
          <table:table-cell table:style-name="ce44" office:value-type="float" office:value="2663">
            <text:p>2663</text:p>
          </table:table-cell>
          <table:table-cell office:value-type="float" office:value="34.99">
            <text:p>34,99</text:p>
          </table:table-cell>
          <table:table-cell table:style-name="ce44" office:value-type="float" office:value="2663">
            <text:p>2663</text:p>
          </table:table-cell>
          <table:table-cell office:value-type="float" office:value="34.99">
            <text:p>34,99</text:p>
          </table:table-cell>
          <table:table-cell table:style-name="ce44" office:value-type="float" office:value="2253">
            <text:p>2253</text:p>
          </table:table-cell>
          <table:table-cell office:value-type="float" office:value="45">
            <text:p>45,00</text:p>
          </table:table-cell>
          <table:table-cell table:style-name="ce44" office:value-type="float" office:value="1844">
            <text:p>1844</text:p>
          </table:table-cell>
          <table:table-cell office:value-type="float" office:value="54.98">
            <text:p>54,98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7];[.J7];[.L7];[.N7];[.P7];[.R7];[.T7]) + 2 + 1 + 64*5" office:value-type="float" office:value="13010">
            <text:p>13010</text:p>
          </table:table-cell>
          <table:table-cell table:formula="of:=[.V7]/[.$V$5]" office:value-type="percentage" office:value="0.619671350321505">
            <text:p>61,97%</text:p>
          </table:table-cell>
          <table:table-cell/>
        </table:table-row>
        <table:table-row table:style-name="ro1">
          <table:table-cell/>
          <table:table-cell table:style-name="ce7" table:formula="of:=ROWS([.B$7:.$C8])" office:value-type="float" office:value="2">
            <text:p>2</text:p>
          </table:table-cell>
          <table:table-cell table:style-name="ce7" office:value-type="string">
            <text:p>2020.12.10-044629</text:p>
          </table:table-cell>
          <table:table-cell office:value-type="string">
            <text:p>AGP</text:p>
          </table:table-cell>
          <table:table-cell office:value-type="float" office:value="2">
            <text:p>2</text:p>
          </table:table-cell>
          <table:table-cell office:value-type="percentage" office:value="0.4">
            <text:p>40,00%</text:p>
          </table:table-cell>
          <table:table-cell table:formula="of:=1-[.W8]" office:value-type="percentage" office:value="0.380376280066683">
            <text:p>38,04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office:value-type="float" office:value="3072">
            <text:p>3072</text:p>
          </table:table-cell>
          <table:table-cell table:style-name="ce50" office:value-type="float" office:value="25">
            <text:p>25,00</text:p>
          </table:table-cell>
          <table:table-cell office:value-type="float" office:value="2663">
            <text:p>2663</text:p>
          </table:table-cell>
          <table:table-cell table:style-name="ce50" office:value-type="float" office:value="34.99">
            <text:p>34,99</text:p>
          </table:table-cell>
          <table:table-cell office:value-type="float" office:value="2663">
            <text:p>2663</text:p>
          </table:table-cell>
          <table:table-cell table:style-name="ce50" office:value-type="float" office:value="34.99">
            <text:p>34,99</text:p>
          </table:table-cell>
          <table:table-cell office:value-type="float" office:value="2048">
            <text:p>2048</text:p>
          </table:table-cell>
          <table:table-cell table:style-name="ce50" office:value-type="float" office:value="50">
            <text:p>50,00</text:p>
          </table:table-cell>
          <table:table-cell office:value-type="float" office:value="2048">
            <text:p>2048</text:p>
          </table:table-cell>
          <table:table-cell table:style-name="ce50" office:value-type="float" office:value="50">
            <text:p>50,00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8];[.J8];[.L8];[.N8];[.P8];[.R8];[.T8]) + 2 + 1 + 64*5" office:value-type="float" office:value="13009">
            <text:p>13009</text:p>
          </table:table-cell>
          <table:table-cell table:style-name="ce20" table:formula="of:=[.V8]/[.$V$5]" office:value-type="percentage" office:value="0.619623719933317">
            <text:p>61,96%</text:p>
          </table:table-cell>
          <table:table-cell/>
        </table:table-row>
        <table:table-row table:style-name="ro1">
          <table:table-cell/>
          <table:table-cell table:formula="of:=ROWS([.B$7:.$C9])" office:value-type="float" office:value="3">
            <text:p>3</text:p>
          </table:table-cell>
          <table:table-cell office:value-type="string">
            <text:p>2020.12.09-085652</text:p>
          </table:table-cell>
          <table:table-cell table:style-name="ce15" office:value-type="string">
            <text:p>AGP</text:p>
          </table:table-cell>
          <table:table-cell table:style-name="ce6" office:value-type="float" office:value="2">
            <text:p>2</text:p>
          </table:table-cell>
          <table:table-cell table:style-name="ce19" office:value-type="percentage" office:value="0.35">
            <text:p>35,00%</text:p>
          </table:table-cell>
          <table:table-cell table:style-name="ce22" table:formula="of:=1-[.W9]" office:value-type="percentage" office:value="0.321838532984044">
            <text:p>32,18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44" office:value-type="float" office:value="2663">
            <text:p>2663</text:p>
          </table:table-cell>
          <table:table-cell office:value-type="float" office:value="34.99">
            <text:p>34,99</text:p>
          </table:table-cell>
          <table:table-cell table:style-name="ce44" office:value-type="float" office:value="2868">
            <text:p>2868</text:p>
          </table:table-cell>
          <table:table-cell office:value-type="float" office:value="29.98">
            <text:p>29,98</text:p>
          </table:table-cell>
          <table:table-cell table:style-name="ce44" office:value-type="float" office:value="3072">
            <text:p>3072</text:p>
          </table:table-cell>
          <table:table-cell office:value-type="float" office:value="25">
            <text:p>25,00</text:p>
          </table:table-cell>
          <table:table-cell table:style-name="ce44" office:value-type="float" office:value="3072">
            <text:p>3072</text:p>
          </table:table-cell>
          <table:table-cell office:value-type="float" office:value="25">
            <text:p>25,00</text:p>
          </table:table-cell>
          <table:table-cell table:style-name="ce44" office:value-type="float" office:value="2048">
            <text:p>2048</text:p>
          </table:table-cell>
          <table:table-cell office:value-type="float" office:value="50">
            <text:p>50,00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9];[.J9];[.L9];[.N9];[.P9];[.R9];[.T9]) + 2 + 1 + 64*5" office:value-type="float" office:value="14238">
            <text:p>14238</text:p>
          </table:table-cell>
          <table:table-cell table:formula="of:=[.V9]/[.$V$5]" office:value-type="percentage" office:value="0.678161467015956">
            <text:p>67,82%</text:p>
          </table:table-cell>
          <table:table-cell/>
        </table:table-row>
        <table:table-row table:style-name="ro1">
          <table:table-cell/>
          <table:table-cell table:style-name="ce7" table:formula="of:=ROWS([.B$7:.$C10])" office:value-type="float" office:value="4">
            <text:p>4</text:p>
          </table:table-cell>
          <table:table-cell table:style-name="ce7" office:value-type="string">
            <text:p>2020.12.08-191157</text:p>
          </table:table-cell>
          <table:table-cell office:value-type="string">
            <text:p>AGP</text:p>
          </table:table-cell>
          <table:table-cell office:value-type="float" office:value="2">
            <text:p>2</text:p>
          </table:table-cell>
          <table:table-cell office:value-type="percentage" office:value="0.35">
            <text:p>35,00%</text:p>
          </table:table-cell>
          <table:table-cell table:formula="of:=1-[.W10]" office:value-type="percentage" office:value="0.321838532984044">
            <text:p>32,18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office:value-type="float" office:value="3072">
            <text:p>3072</text:p>
          </table:table-cell>
          <table:table-cell table:style-name="ce50" office:value-type="float" office:value="25">
            <text:p>25,00</text:p>
          </table:table-cell>
          <table:table-cell office:value-type="float" office:value="2663">
            <text:p>2663</text:p>
          </table:table-cell>
          <table:table-cell table:style-name="ce50" office:value-type="float" office:value="34.99">
            <text:p>34,99</text:p>
          </table:table-cell>
          <table:table-cell office:value-type="float" office:value="1844">
            <text:p>1844</text:p>
          </table:table-cell>
          <table:table-cell table:style-name="ce50" office:value-type="float" office:value="54.98">
            <text:p>54,98</text:p>
          </table:table-cell>
          <table:table-cell office:value-type="float" office:value="3072">
            <text:p>3072</text:p>
          </table:table-cell>
          <table:table-cell table:style-name="ce50" office:value-type="float" office:value="25">
            <text:p>25,00</text:p>
          </table:table-cell>
          <table:table-cell office:value-type="float" office:value="3072">
            <text:p>3072</text:p>
          </table:table-cell>
          <table:table-cell table:style-name="ce50" office:value-type="float" office:value="25">
            <text:p>25,00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10];[.J10];[.L10];[.N10];[.P10];[.R10];[.T10]) + 2 + 1 + 64*5" office:value-type="float" office:value="14238">
            <text:p>14238</text:p>
          </table:table-cell>
          <table:table-cell table:style-name="ce20" table:formula="of:=[.V10]/[.$V$5]" office:value-type="percentage" office:value="0.678161467015956">
            <text:p>67,82%</text:p>
          </table:table-cell>
          <table:table-cell/>
        </table:table-row>
        <table:table-row table:style-name="ro1">
          <table:table-cell/>
          <table:table-cell table:formula="of:=ROWS([.B$7:.$C11])" office:value-type="float" office:value="5">
            <text:p>5</text:p>
          </table:table-cell>
          <table:table-cell office:value-type="string">
            <text:p>2020.12.07-045630</text:p>
          </table:table-cell>
          <table:table-cell table:style-name="ce15" office:value-type="string">
            <text:p>AGP</text:p>
          </table:table-cell>
          <table:table-cell table:style-name="ce6" office:value-type="float" office:value="2">
            <text:p>2</text:p>
          </table:table-cell>
          <table:table-cell table:style-name="ce19" office:value-type="percentage" office:value="0.35">
            <text:p>35,00%</text:p>
          </table:table-cell>
          <table:table-cell table:style-name="ce22" table:formula="of:=1-[.W11]" office:value-type="percentage" office:value="0.311979042629197">
            <text:p>31,20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44" office:value-type="float" office:value="2663">
            <text:p>2663</text:p>
          </table:table-cell>
          <table:table-cell office:value-type="float" office:value="34.99">
            <text:p>34,99</text:p>
          </table:table-cell>
          <table:table-cell table:style-name="ce44" office:value-type="float" office:value="2868">
            <text:p>2868</text:p>
          </table:table-cell>
          <table:table-cell office:value-type="float" office:value="29.98">
            <text:p>29,98</text:p>
          </table:table-cell>
          <table:table-cell table:style-name="ce44" office:value-type="float" office:value="2868">
            <text:p>2868</text:p>
          </table:table-cell>
          <table:table-cell office:value-type="float" office:value="29.98">
            <text:p>29,98</text:p>
          </table:table-cell>
          <table:table-cell table:style-name="ce44" office:value-type="float" office:value="2868">
            <text:p>2868</text:p>
          </table:table-cell>
          <table:table-cell office:value-type="float" office:value="29.98">
            <text:p>29,98</text:p>
          </table:table-cell>
          <table:table-cell table:style-name="ce44" office:value-type="float" office:value="2663">
            <text:p>2663</text:p>
          </table:table-cell>
          <table:table-cell office:value-type="float" office:value="34.99">
            <text:p>34,99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11];[.J11];[.L11];[.N11];[.P11];[.R11];[.T11]) + 2 + 1 + 64*5" office:value-type="float" office:value="14445">
            <text:p>14445</text:p>
          </table:table-cell>
          <table:table-cell table:formula="of:=[.V11]/[.$V$5]" office:value-type="percentage" office:value="0.688020957370803">
            <text:p>68,80%</text:p>
          </table:table-cell>
          <table:table-cell/>
        </table:table-row>
        <table:table-row table:style-name="ro1">
          <table:table-cell/>
          <table:table-cell table:style-name="ce7" table:formula="of:=ROWS([.B$7:.$C12])" office:value-type="float" office:value="6">
            <text:p>6</text:p>
          </table:table-cell>
          <table:table-cell table:style-name="ce7" office:value-type="string">
            <text:p>2020.12.11-171610</text:p>
          </table:table-cell>
          <table:table-cell office:value-type="string">
            <text:p>AGP</text:p>
          </table:table-cell>
          <table:table-cell office:value-type="float" office:value="2">
            <text:p>2</text:p>
          </table:table-cell>
          <table:table-cell office:value-type="percentage" office:value="0.35">
            <text:p>35,00%</text:p>
          </table:table-cell>
          <table:table-cell table:formula="of:=1-[.W12]" office:value-type="percentage" office:value="0.321790902595856">
            <text:p>32,18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office:value-type="float" office:value="3072">
            <text:p>3072</text:p>
          </table:table-cell>
          <table:table-cell table:style-name="ce50" office:value-type="float" office:value="25">
            <text:p>25,00</text:p>
          </table:table-cell>
          <table:table-cell office:value-type="float" office:value="2868">
            <text:p>2868</text:p>
          </table:table-cell>
          <table:table-cell table:style-name="ce50" office:value-type="float" office:value="29.98">
            <text:p>29,98</text:p>
          </table:table-cell>
          <table:table-cell office:value-type="float" office:value="2868">
            <text:p>2868</text:p>
          </table:table-cell>
          <table:table-cell table:style-name="ce50" office:value-type="float" office:value="29.98">
            <text:p>29,98</text:p>
          </table:table-cell>
          <table:table-cell office:value-type="float" office:value="2868">
            <text:p>2868</text:p>
          </table:table-cell>
          <table:table-cell table:style-name="ce50" office:value-type="float" office:value="29.98">
            <text:p>29,98</text:p>
          </table:table-cell>
          <table:table-cell office:value-type="float" office:value="2048">
            <text:p>2048</text:p>
          </table:table-cell>
          <table:table-cell table:style-name="ce50" office:value-type="float" office:value="50">
            <text:p>50,00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12];[.J12];[.L12];[.N12];[.P12];[.R12];[.T12]) + 2 + 1 + 64*5" office:value-type="float" office:value="14239">
            <text:p>14239</text:p>
          </table:table-cell>
          <table:table-cell table:style-name="ce20" table:formula="of:=[.V12]/[.$V$5]" office:value-type="percentage" office:value="0.678209097404144">
            <text:p>67,82%</text:p>
          </table:table-cell>
          <table:table-cell/>
        </table:table-row>
        <table:table-row table:style-name="ro1">
          <table:table-cell/>
          <table:table-cell table:formula="of:=ROWS([.B$7:.$C13])" office:value-type="float" office:value="7">
            <text:p>7</text:p>
          </table:table-cell>
          <table:table-cell office:value-type="string">
            <text:p>2020.12.12-190415</text:p>
          </table:table-cell>
          <table:table-cell table:style-name="ce15" office:value-type="string">
            <text:p>AGP</text:p>
          </table:table-cell>
          <table:table-cell table:style-name="ce6" office:value-type="float" office:value="2">
            <text:p>2</text:p>
          </table:table-cell>
          <table:table-cell table:style-name="ce19" office:value-type="percentage" office:value="0.4">
            <text:p>40,00%</text:p>
          </table:table-cell>
          <table:table-cell table:style-name="ce22" table:formula="of:=1-[.W13]" office:value-type="percentage" office:value="0.380281019290307">
            <text:p>38,03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44" office:value-type="float" office:value="3687">
            <text:p>3687</text:p>
          </table:table-cell>
          <table:table-cell office:value-type="float" office:value="9.99">
            <text:p>9,99</text:p>
          </table:table-cell>
          <table:table-cell table:style-name="ce44" office:value-type="float" office:value="2868">
            <text:p>2868</text:p>
          </table:table-cell>
          <table:table-cell office:value-type="float" office:value="29.98">
            <text:p>29,98</text:p>
          </table:table-cell>
          <table:table-cell table:style-name="ce44" office:value-type="float" office:value="2253">
            <text:p>2253</text:p>
          </table:table-cell>
          <table:table-cell office:value-type="float" office:value="45">
            <text:p>45,00</text:p>
          </table:table-cell>
          <table:table-cell table:style-name="ce44" office:value-type="float" office:value="1844">
            <text:p>1844</text:p>
          </table:table-cell>
          <table:table-cell office:value-type="float" office:value="54.98">
            <text:p>54,98</text:p>
          </table:table-cell>
          <table:table-cell table:style-name="ce44" office:value-type="float" office:value="1844">
            <text:p>1844</text:p>
          </table:table-cell>
          <table:table-cell office:value-type="float" office:value="54.98">
            <text:p>54,98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13];[.J13];[.L13];[.N13];[.P13];[.R13];[.T13]) + 2 + 1 + 64*5" office:value-type="float" office:value="13011">
            <text:p>13011</text:p>
          </table:table-cell>
          <table:table-cell table:formula="of:=[.V13]/[.$V$5]" office:value-type="percentage" office:value="0.619718980709693">
            <text:p>61,97%</text:p>
          </table:table-cell>
          <table:table-cell/>
        </table:table-row>
        <table:table-row table:style-name="ro1">
          <table:table-cell/>
          <table:table-cell table:style-name="ce7" table:formula="of:=ROWS([.B$7:.$C14])" office:value-type="float" office:value="8">
            <text:p>8</text:p>
          </table:table-cell>
          <table:table-cell table:style-name="ce7" office:value-type="string">
            <text:p>2020.12.12-190415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4">
            <text:p>40,00%</text:p>
          </table:table-cell>
          <table:table-cell table:formula="of:=1-[.W14]" office:value-type="percentage" office:value="0.374946396303882">
            <text:p>37,49%</text:p>
          </table:table-cell>
          <table:table-cell table:style-name="ce46" table:formula="of:=[.$H$5]- [.$H$5]*[.I14]/100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style-name="ce46" table:formula="of:=[.$J$5]- [.$J$5]*[.K14]/100" office:value-type="float" office:value="3689.9999744">
            <text:p>3690</text:p>
          </table:table-cell>
          <table:table-cell table:style-name="ce7" office:value-type="float" office:value="9.91211">
            <text:p>9,91</text:p>
          </table:table-cell>
          <table:table-cell table:style-name="ce46" table:formula="of:=[.$L$5]- [.$L$5]*[.M14]/100" office:value-type="float" office:value="2884.0001536">
            <text:p>2884</text:p>
          </table:table-cell>
          <table:table-cell table:style-name="ce7" office:value-type="float" office:value="29.58984">
            <text:p>29,59</text:p>
          </table:table-cell>
          <table:table-cell table:style-name="ce46" table:formula="of:=[.$N$5]- [.$N$5]*[.O14]/100" office:value-type="float" office:value="2279.9998976">
            <text:p>2280</text:p>
          </table:table-cell>
          <table:table-cell table:style-name="ce7" office:value-type="float" office:value="44.33594">
            <text:p>44,34</text:p>
          </table:table-cell>
          <table:table-cell table:style-name="ce46" table:formula="of:=[.$P$5]- [.$P$5]*[.Q14]/100" office:value-type="float" office:value="1877.000192">
            <text:p>1877</text:p>
          </table:table-cell>
          <table:table-cell table:style-name="ce27" office:value-type="float" office:value="54.1748">
            <text:p>54,17</text:p>
          </table:table-cell>
          <table:table-cell table:style-name="ce46" table:formula="of:=[.$R$5]- [.$R$5]*[.S14]/100" office:value-type="float" office:value="1877.000192">
            <text:p>1877</text:p>
          </table:table-cell>
          <table:table-cell table:style-name="ce55" office:value-type="float" office:value="54.1748">
            <text:p>54,17</text:p>
          </table:table-cell>
          <table:table-cell table:style-name="ce46" table:formula="of:=[.$T$5]- [.$T$5]*[.U14]/100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14];[.J14];[.L14];[.N14];[.P14];[.R14];[.T14]) + 2 + 1 + 64*5" office:value-type="float" office:value="13123.0004096">
            <text:p>13123</text:p>
          </table:table-cell>
          <table:table-cell table:style-name="ce20" table:formula="of:=[.V14]/[.$V$5]" office:value-type="percentage" office:value="0.625053603696118">
            <text:p>62,51%</text:p>
          </table:table-cell>
          <table:table-cell/>
        </table:table-row>
        <table:table-row table:style-name="ro1">
          <table:table-cell/>
          <table:table-cell table:formula="of:=ROWS([.B$7:.$C15])" office:value-type="float" office:value="9">
            <text:p>9</text:p>
          </table:table-cell>
          <table:table-cell office:value-type="string">
            <text:p>2020.12.13-232457</text:p>
          </table:table-cell>
          <table:table-cell table:style-name="ce15" office:value-type="string">
            <text:p>AGP</text:p>
          </table:table-cell>
          <table:table-cell table:style-name="ce6" office:value-type="float" office:value="100">
            <text:p>100</text:p>
          </table:table-cell>
          <table:table-cell table:style-name="ce19" office:value-type="percentage" office:value="0.4">
            <text:p>40,00%</text:p>
          </table:table-cell>
          <table:table-cell table:style-name="ce22" table:formula="of:=1-[.W15]" office:value-type="percentage" office:value="0.380281019290307">
            <text:p>38,03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44" office:value-type="float" office:value="3687">
            <text:p>3687</text:p>
          </table:table-cell>
          <table:table-cell office:value-type="float" office:value="9.99">
            <text:p>9,99</text:p>
          </table:table-cell>
          <table:table-cell table:style-name="ce44" office:value-type="float" office:value="2868">
            <text:p>2868</text:p>
          </table:table-cell>
          <table:table-cell office:value-type="float" office:value="29.98">
            <text:p>29,98</text:p>
          </table:table-cell>
          <table:table-cell table:style-name="ce44" office:value-type="float" office:value="2253">
            <text:p>2253</text:p>
          </table:table-cell>
          <table:table-cell office:value-type="float" office:value="45">
            <text:p>45,00</text:p>
          </table:table-cell>
          <table:table-cell table:style-name="ce44" office:value-type="float" office:value="1844">
            <text:p>1844</text:p>
          </table:table-cell>
          <table:table-cell office:value-type="float" office:value="54.98">
            <text:p>54,98</text:p>
          </table:table-cell>
          <table:table-cell table:style-name="ce44" office:value-type="float" office:value="1844">
            <text:p>1844</text:p>
          </table:table-cell>
          <table:table-cell office:value-type="float" office:value="54.98">
            <text:p>54,98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15];[.J15];[.L15];[.N15];[.P15];[.R15];[.T15]) + 2 + 1 + 64*5" office:value-type="float" office:value="13011">
            <text:p>13011</text:p>
          </table:table-cell>
          <table:table-cell table:formula="of:=[.V15]/[.$V$5]" office:value-type="percentage" office:value="0.619718980709693">
            <text:p>61,97%</text:p>
          </table:table-cell>
          <table:table-cell/>
        </table:table-row>
        <table:table-row table:style-name="ro1">
          <table:table-cell/>
          <table:table-cell table:style-name="ce7" table:formula="of:=ROWS([.B$7:.$C16])" office:value-type="float" office:value="10">
            <text:p>10</text:p>
          </table:table-cell>
          <table:table-cell table:style-name="ce7" office:value-type="string">
            <text:p>2020.12.13-23245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35">
            <text:p>35,00%</text:p>
          </table:table-cell>
          <table:table-cell table:formula="of:=1-[.W16]" office:value-type="percentage" office:value="0.344701157723267">
            <text:p>34,47%</text:p>
          </table:table-cell>
          <table:table-cell table:style-name="ce46" table:formula="of:=[.$H$5]- [.$H$5]*[.I16]/100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style-name="ce46" table:formula="of:=[.$J$5]- [.$J$5]*[.K16]/100" office:value-type="float" office:value="3160.999936">
            <text:p>3161</text:p>
          </table:table-cell>
          <table:table-cell table:style-name="ce16" office:value-type="float" office:value="22.82715">
            <text:p>22,83</text:p>
          </table:table-cell>
          <table:table-cell table:style-name="ce46" table:formula="of:=[.$L$5]- [.$L$5]*[.M16]/100" office:value-type="float" office:value="2794.999808">
            <text:p>2795</text:p>
          </table:table-cell>
          <table:table-cell table:style-name="ce16" office:value-type="float" office:value="31.7627">
            <text:p>31,76</text:p>
          </table:table-cell>
          <table:table-cell table:style-name="ce46" table:formula="of:=[.$N$5]- [.$N$5]*[.O16]/100" office:value-type="float" office:value="2794.999808">
            <text:p>2795</text:p>
          </table:table-cell>
          <table:table-cell table:style-name="ce16" office:value-type="float" office:value="31.7627">
            <text:p>31,76</text:p>
          </table:table-cell>
          <table:table-cell table:style-name="ce46" table:formula="of:=[.$P$5]- [.$P$5]*[.Q16]/100" office:value-type="float" office:value="2245.9998208">
            <text:p>2246</text:p>
          </table:table-cell>
          <table:table-cell table:style-name="ce53" office:value-type="float" office:value="45.16602">
            <text:p>45,17</text:p>
          </table:table-cell>
          <table:table-cell table:style-name="ce46" table:formula="of:=[.$R$5]- [.$R$5]*[.S16]/100" office:value-type="float" office:value="2245.9998208">
            <text:p>2246</text:p>
          </table:table-cell>
          <table:table-cell table:style-name="ce56" office:value-type="float" office:value="45.16602">
            <text:p>45,17</text:p>
          </table:table-cell>
          <table:table-cell table:style-name="ce46" table:formula="of:=[.$T$5]- [.$T$5]*[.U16]/100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16];[.J16];[.L16];[.N16];[.P16];[.R16];[.T16]) + 2 + 1 + 64*5" office:value-type="float" office:value="13757.9991936">
            <text:p>13758</text:p>
          </table:table-cell>
          <table:table-cell table:style-name="ce20" table:formula="of:=[.V16]/[.$V$5]" office:value-type="percentage" office:value="0.655298842276733">
            <text:p>65,53%</text:p>
          </table:table-cell>
          <table:table-cell/>
        </table:table-row>
        <table:table-row table:style-name="ro1">
          <table:table-cell/>
          <table:table-cell table:formula="of:=ROWS([.B$7:.$C17])" office:value-type="float" office:value="11">
            <text:p>11</text:p>
          </table:table-cell>
          <table:table-cell office:value-type="string">
            <text:p>2020.12.13-232457</text:p>
          </table:table-cell>
          <table:table-cell table:style-name="ce15" office:value-type="string">
            <text:p>AGP</text:p>
          </table:table-cell>
          <table:table-cell table:style-name="ce6" office:value-type="float" office:value="100">
            <text:p>100</text:p>
          </table:table-cell>
          <table:table-cell table:style-name="ce19" office:value-type="percentage" office:value="0.3">
            <text:p>30,00%</text:p>
          </table:table-cell>
          <table:table-cell table:style-name="ce22" table:formula="of:=1-[.W17]" office:value-type="percentage" office:value="0.380281019290307">
            <text:p>38,03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44" office:value-type="float" office:value="3687">
            <text:p>3687</text:p>
          </table:table-cell>
          <table:table-cell office:value-type="float" office:value="19.87305">
            <text:p>19,87</text:p>
          </table:table-cell>
          <table:table-cell table:style-name="ce44" office:value-type="float" office:value="2868">
            <text:p>2868</text:p>
          </table:table-cell>
          <table:table-cell office:value-type="float" office:value="27.29492">
            <text:p>27,29</text:p>
          </table:table-cell>
          <table:table-cell table:style-name="ce44" office:value-type="float" office:value="2253">
            <text:p>2253</text:p>
          </table:table-cell>
          <table:table-cell office:value-type="float" office:value="27.29492">
            <text:p>27,29</text:p>
          </table:table-cell>
          <table:table-cell table:style-name="ce44" office:value-type="float" office:value="1844">
            <text:p>1844</text:p>
          </table:table-cell>
          <table:table-cell office:value-type="float" office:value="38.47656">
            <text:p>38,48</text:p>
          </table:table-cell>
          <table:table-cell table:style-name="ce44" office:value-type="float" office:value="1844">
            <text:p>1844</text:p>
          </table:table-cell>
          <table:table-cell office:value-type="float" office:value="38.47656">
            <text:p>38,48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17];[.J17];[.L17];[.N17];[.P17];[.R17];[.T17]) + 2 + 1 + 64*5" office:value-type="float" office:value="13011">
            <text:p>13011</text:p>
          </table:table-cell>
          <table:table-cell table:formula="of:=[.V17]/[.$V$5]" office:value-type="percentage" office:value="0.619718980709693">
            <text:p>61,97%</text:p>
          </table:table-cell>
          <table:table-cell/>
        </table:table-row>
        <table:table-row table:style-name="ro1">
          <table:table-cell/>
          <table:table-cell table:style-name="ce7" table:formula="of:=ROWS([.B$7:.$C18])" office:value-type="float" office:value="12">
            <text:p>12</text:p>
          </table:table-cell>
          <table:table-cell table:style-name="ce7" office:value-type="string">
            <text:p>2020.12.13-23245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25">
            <text:p>25,00%</text:p>
          </table:table-cell>
          <table:table-cell table:formula="of:=1-[.W18]" office:value-type="percentage" office:value="0.246296762314837">
            <text:p>24,63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style-name="ce46" table:formula="of:=[.$J$5]- [.$J$5]*[.K18]/100" office:value-type="float" office:value="3402.999808">
            <text:p>3403</text:p>
          </table:table-cell>
          <table:table-cell table:style-name="ce50" office:value-type="float" office:value="16.91895">
            <text:p>16,92</text:p>
          </table:table-cell>
          <table:table-cell table:style-name="ce46" table:formula="of:=[.$L$5]- [.$L$5]*[.M18]/100" office:value-type="float" office:value="3158.9998592">
            <text:p>3159</text:p>
          </table:table-cell>
          <table:table-cell table:style-name="ce50" office:value-type="float" office:value="22.87598">
            <text:p>22,88</text:p>
          </table:table-cell>
          <table:table-cell table:style-name="ce46" table:formula="of:=[.$N$5]- [.$N$5]*[.O18]/100" office:value-type="float" office:value="3158.9998592">
            <text:p>3159</text:p>
          </table:table-cell>
          <table:table-cell table:style-name="ce50" office:value-type="float" office:value="22.87598">
            <text:p>22,88</text:p>
          </table:table-cell>
          <table:table-cell table:style-name="ce46" table:formula="of:=[.$P$5]- [.$P$5]*[.Q18]/100" office:value-type="float" office:value="2793.9999744">
            <text:p>2794</text:p>
          </table:table-cell>
          <table:table-cell table:style-name="ce50" office:value-type="float" office:value="31.78711">
            <text:p>31,79</text:p>
          </table:table-cell>
          <table:table-cell table:style-name="ce46" table:formula="of:=[.$R$5]- [.$R$5]*[.S18]/100" office:value-type="float" office:value="2793.9999744">
            <text:p>2794</text:p>
          </table:table-cell>
          <table:table-cell table:style-name="ce50" office:value-type="float" office:value="31.78711">
            <text:p>31,79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18];[.J18];[.L18];[.N18];[.P18];[.R18];[.T18]) + 2 + 1 + 64*5" office:value-type="float" office:value="15823.9994752">
            <text:p>15824</text:p>
          </table:table-cell>
          <table:table-cell table:style-name="ce20" table:formula="of:=[.V18]/[.$V$5]" office:value-type="percentage" office:value="0.753703237685163">
            <text:p>75,37%</text:p>
          </table:table-cell>
          <table:table-cell/>
        </table:table-row>
        <table:table-row table:style-name="ro1">
          <table:table-cell/>
          <table:table-cell table:formula="of:=ROWS([.B$7:.$C19])" office:value-type="float" office:value="13">
            <text:p>13</text:p>
          </table:table-cell>
          <table:table-cell office:value-type="string">
            <text:p>2020.12.13-232457</text:p>
          </table:table-cell>
          <table:table-cell table:style-name="ce40" office:value-type="string">
            <text:p>AGP</text:p>
          </table:table-cell>
          <table:table-cell table:style-name="ce17" office:value-type="float" office:value="100">
            <text:p>100</text:p>
          </table:table-cell>
          <table:table-cell table:style-name="ce21" office:value-type="percentage" office:value="0.2">
            <text:p>20,00%</text:p>
          </table:table-cell>
          <table:table-cell table:style-name="ce24" table:formula="of:=1-[.W19]" office:value-type="percentage" office:value="0.197046903129317">
            <text:p>19,70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44" table:formula="of:=[.$R$5]- [.$R$5]*[.K19]/100" office:value-type="float" office:value="3524.9999872">
            <text:p>3525</text:p>
          </table:table-cell>
          <table:table-cell office:value-type="float" office:value="13.94043">
            <text:p>13,94</text:p>
          </table:table-cell>
          <table:table-cell table:style-name="ce44" table:formula="of:=[.$R$5]- [.$R$5]*[.M19]/100" office:value-type="float" office:value="3342.000128">
            <text:p>3342</text:p>
          </table:table-cell>
          <table:table-cell office:value-type="float" office:value="18.4082">
            <text:p>18,41</text:p>
          </table:table-cell>
          <table:table-cell table:style-name="ce44" table:formula="of:=[.$R$5]- [.$R$5]*[.O19]/100" office:value-type="float" office:value="3342.000128">
            <text:p>3342</text:p>
          </table:table-cell>
          <table:table-cell office:value-type="float" office:value="18.4082">
            <text:p>18,41</text:p>
          </table:table-cell>
          <table:table-cell table:style-name="ce44" table:formula="of:=[.$R$5]- [.$R$5]*[.Q19]/100" office:value-type="float" office:value="3067.0000128">
            <text:p>3067</text:p>
          </table:table-cell>
          <table:table-cell office:value-type="float" office:value="25.12207">
            <text:p>25,12</text:p>
          </table:table-cell>
          <table:table-cell table:style-name="ce44" table:formula="of:=[.$R$5]- [.$R$5]*[.S19]/100" office:value-type="float" office:value="3067.0000128">
            <text:p>3067</text:p>
          </table:table-cell>
          <table:table-cell office:value-type="float" office:value="25.12207">
            <text:p>25,12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19];[.J19];[.L19];[.N19];[.P19];[.R19];[.T19]) + 2 + 1 + 64*5" office:value-type="float" office:value="16858.0002688">
            <text:p>16858</text:p>
          </table:table-cell>
          <table:table-cell table:formula="of:=[.V19]/[.$V$5]" office:value-type="percentage" office:value="0.802953096870683">
            <text:p>80,30%</text:p>
          </table:table-cell>
          <table:table-cell table:style-name="ce60"/>
        </table:table-row>
        <table:table-row table:style-name="ro1">
          <table:table-cell/>
          <table:table-cell table:style-name="ce7" table:formula="of:=ROWS([.B$7:.$C20])" office:value-type="float" office:value="14">
            <text:p>14</text:p>
          </table:table-cell>
          <table:table-cell table:style-name="ce7" office:value-type="string">
            <text:p>2020.12.14-174343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3">
            <text:p>30,00%</text:p>
          </table:table-cell>
          <table:table-cell table:formula="of:=1-[.W20]" office:value-type="percentage" office:value="0.287544643124553">
            <text:p>28,75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style-name="ce46" table:formula="of:=[.$J$5]- [.$J$5]*[.K20]/100" office:value-type="float" office:value="3706.0001792">
            <text:p>3706</text:p>
          </table:table-cell>
          <table:table-cell table:style-name="ce50" office:value-type="float" office:value="9.52148">
            <text:p>9,52</text:p>
          </table:table-cell>
          <table:table-cell table:style-name="ce46" table:formula="of:=[.$L$5]- [.$L$5]*[.M20]/100" office:value-type="float" office:value="3520">
            <text:p>3520</text:p>
          </table:table-cell>
          <table:table-cell table:style-name="ce50" office:value-type="float" office:value="14.0625">
            <text:p>14,06</text:p>
          </table:table-cell>
          <table:table-cell table:style-name="ce46" table:formula="of:=[.$N$5]- [.$N$5]*[.O20]/100" office:value-type="float" office:value="2776.999936">
            <text:p>2777</text:p>
          </table:table-cell>
          <table:table-cell table:style-name="ce50" office:value-type="float" office:value="32.20215">
            <text:p>32,20</text:p>
          </table:table-cell>
          <table:table-cell table:style-name="ce46" table:formula="of:=[.$P$5]- [.$P$5]*[.Q20]/100" office:value-type="float" office:value="2220.0000512">
            <text:p>2220</text:p>
          </table:table-cell>
          <table:table-cell table:style-name="ce50" office:value-type="float" office:value="45.80078">
            <text:p>45,80</text:p>
          </table:table-cell>
          <table:table-cell table:style-name="ce46" table:formula="of:=[.$R$5]- [.$R$5]*[.S20]/100" office:value-type="float" office:value="2220.0000512">
            <text:p>2220</text:p>
          </table:table-cell>
          <table:table-cell table:style-name="ce50" office:value-type="float" office:value="45.80078">
            <text:p>45,80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20];[.J20];[.L20];[.N20];[.P20];[.R20];[.T20]) + 2 + 1 + 64*5" office:value-type="float" office:value="14958.0002176">
            <text:p>14958</text:p>
          </table:table-cell>
          <table:table-cell table:style-name="ce20" table:formula="of:=[.V20]/[.$V$5]" office:value-type="percentage" office:value="0.712455356875446">
            <text:p>71,25%</text:p>
          </table:table-cell>
          <table:table-cell/>
        </table:table-row>
        <table:table-row table:style-name="ro1">
          <table:table-cell/>
          <table:table-cell table:formula="of:=ROWS([.B$7:.$C21])" office:value-type="float" office:value="15">
            <text:p>15</text:p>
          </table:table-cell>
          <table:table-cell office:value-type="string">
            <text:p>2020.12.14-174343</text:p>
          </table:table-cell>
          <table:table-cell table:style-name="ce40" office:value-type="string">
            <text:p>AGP</text:p>
          </table:table-cell>
          <table:table-cell table:style-name="ce17" office:value-type="float" office:value="100">
            <text:p>100</text:p>
          </table:table-cell>
          <table:table-cell table:style-name="ce21" office:value-type="percentage" office:value="0.25">
            <text:p>25,00%</text:p>
          </table:table-cell>
          <table:table-cell table:style-name="ce24" table:formula="of:=1-[.W21]" office:value-type="percentage" office:value="0.246391987730412">
            <text:p>24,64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52" table:formula="of:=[.$J$5]- [.$J$5]*[.K21]/100" office:value-type="float" office:value="3738.0001792">
            <text:p>3738</text:p>
          </table:table-cell>
          <table:table-cell office:value-type="float" office:value="8.74023">
            <text:p>8,74</text:p>
          </table:table-cell>
          <table:table-cell table:style-name="ce52" table:formula="of:=[.$L$5]- [.$L$5]*[.M21]/100" office:value-type="float" office:value="3584">
            <text:p>3584</text:p>
          </table:table-cell>
          <table:table-cell office:value-type="float" office:value="12.5">
            <text:p>12,50</text:p>
          </table:table-cell>
          <table:table-cell table:style-name="ce52" table:formula="of:=[.$N$5]- [.$N$5]*[.O21]/100" office:value-type="float" office:value="2968.999936">
            <text:p>2969</text:p>
          </table:table-cell>
          <table:table-cell office:value-type="float" office:value="27.51465">
            <text:p>27,51</text:p>
          </table:table-cell>
          <table:table-cell table:style-name="ce52" table:formula="of:=[.$P$5]- [.$P$5]*[.Q21]/100" office:value-type="float" office:value="2508.0000512">
            <text:p>2508</text:p>
          </table:table-cell>
          <table:table-cell office:value-type="float" office:value="38.76953">
            <text:p>38,77</text:p>
          </table:table-cell>
          <table:table-cell table:style-name="ce52" table:formula="of:=[.$R$5]- [.$R$5]*[.S21]/100" office:value-type="float" office:value="2508.0000512">
            <text:p>2508</text:p>
          </table:table-cell>
          <table:table-cell office:value-type="float" office:value="38.76953">
            <text:p>38,77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21];[.J21];[.L21];[.N21];[.P21];[.R21];[.T21]) + 2 + 1 + 64*5" office:value-type="float" office:value="15822.0002176">
            <text:p>15822</text:p>
          </table:table-cell>
          <table:table-cell table:formula="of:=[.V21]/[.$V$5]" office:value-type="percentage" office:value="0.753608012269588">
            <text:p>75,36%</text:p>
          </table:table-cell>
          <table:table-cell/>
        </table:table-row>
        <table:table-row table:style-name="ro1">
          <table:table-cell/>
          <table:table-cell table:style-name="ce7" table:formula="of:=ROWS([.B$7:.$C22])" office:value-type="float" office:value="16">
            <text:p>16</text:p>
          </table:table-cell>
          <table:table-cell table:style-name="ce7" office:value-type="string">
            <text:p>2020.12.14-174343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2">
            <text:p>20,00%</text:p>
          </table:table-cell>
          <table:table-cell table:formula="of:=1-[.W22]" office:value-type="percentage" office:value="0.196951677713741">
            <text:p>19,70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formula="of:=[.$R$5]- [.$R$5]*[.K22]/100" office:value-type="float" office:value="3776">
            <text:p>3776</text:p>
          </table:table-cell>
          <table:table-cell table:style-name="ce50" office:value-type="float" office:value="7.8125">
            <text:p>7,81</text:p>
          </table:table-cell>
          <table:table-cell table:formula="of:=[.$R$5]- [.$R$5]*[.M22]/100" office:value-type="float" office:value="3660.9998848">
            <text:p>3661</text:p>
          </table:table-cell>
          <table:table-cell table:style-name="ce50" office:value-type="float" office:value="10.62012">
            <text:p>10,62</text:p>
          </table:table-cell>
          <table:table-cell table:formula="of:=[.$R$5]- [.$R$5]*[.O22]/100" office:value-type="float" office:value="3200">
            <text:p>3200</text:p>
          </table:table-cell>
          <table:table-cell table:style-name="ce50" office:value-type="float" office:value="21.875">
            <text:p>21,88</text:p>
          </table:table-cell>
          <table:table-cell table:formula="of:=[.$R$5]- [.$R$5]*[.Q22]/100" office:value-type="float" office:value="2853.9998208">
            <text:p>2854</text:p>
          </table:table-cell>
          <table:table-cell table:style-name="ce50" office:value-type="float" office:value="30.32227">
            <text:p>30,32</text:p>
          </table:table-cell>
          <table:table-cell table:formula="of:=[.$R$5]- [.$R$5]*[.S22]/100" office:value-type="float" office:value="2853.9998208">
            <text:p>2854</text:p>
          </table:table-cell>
          <table:table-cell table:style-name="ce50" office:value-type="float" office:value="30.32227">
            <text:p>30,32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22];[.J22];[.L22];[.N22];[.P22];[.R22];[.T22]) + 2 + 1 + 64*5" office:value-type="float" office:value="16859.9995264">
            <text:p>16860</text:p>
          </table:table-cell>
          <table:table-cell table:style-name="ce20" table:formula="of:=[.V22]/[.$V$5]" office:value-type="percentage" office:value="0.803048322286259">
            <text:p>80,30%</text:p>
          </table:table-cell>
          <table:table-cell/>
        </table:table-row>
        <table:table-row table:style-name="ro1">
          <table:table-cell/>
          <table:table-cell table:formula="of:=ROWS([.B$7:.$C23])" office:value-type="float" office:value="17">
            <text:p>17</text:p>
          </table:table-cell>
          <table:table-cell office:value-type="string">
            <text:p>2020.12.14-174343</text:p>
          </table:table-cell>
          <table:table-cell table:style-name="ce40" office:value-type="string">
            <text:p>AGP</text:p>
          </table:table-cell>
          <table:table-cell table:style-name="ce17" office:value-type="float" office:value="100">
            <text:p>100</text:p>
          </table:table-cell>
          <table:table-cell table:style-name="ce19" office:value-type="percentage" office:value="0.3">
            <text:p>30,00%</text:p>
          </table:table-cell>
          <table:table-cell table:style-name="ce24" table:formula="of:=1-[.W23]" office:value-type="percentage" office:value="0.302310064682067">
            <text:p>30,23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52" table:formula="of:=[.$J$5]- [.$J$5]*[.K23]/100" office:value-type="float" office:value="3687.000064">
            <text:p>3687</text:p>
          </table:table-cell>
          <table:table-cell office:value-type="float" office:value="9.98535">
            <text:p>9,99</text:p>
          </table:table-cell>
          <table:table-cell table:style-name="ce52" table:formula="of:=[.$L$5]- [.$L$5]*[.M23]/100" office:value-type="float" office:value="3072">
            <text:p>3072</text:p>
          </table:table-cell>
          <table:table-cell office:value-type="float" office:value="25">
            <text:p>25,00</text:p>
          </table:table-cell>
          <table:table-cell table:style-name="ce52" table:formula="of:=[.$N$5]- [.$N$5]*[.O23]/100" office:value-type="float" office:value="2867.9999488">
            <text:p>2868</text:p>
          </table:table-cell>
          <table:table-cell office:value-type="float" office:value="29.98047">
            <text:p>29,98</text:p>
          </table:table-cell>
          <table:table-cell table:style-name="ce52" table:formula="of:=[.$P$5]- [.$P$5]*[.Q23]/100" office:value-type="float" office:value="2458.0001792">
            <text:p>2458</text:p>
          </table:table-cell>
          <table:table-cell office:value-type="float" office:value="39.99023">
            <text:p>39,99</text:p>
          </table:table-cell>
          <table:table-cell table:style-name="ce52" table:formula="of:=[.$R$5]- [.$R$5]*[.S23]/100" office:value-type="float" office:value="2048">
            <text:p>2048</text:p>
          </table:table-cell>
          <table:table-cell office:value-type="float" office:value="50">
            <text:p>50,00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23];[.J23];[.L23];[.N23];[.P23];[.R23];[.T23]) + 2 + 1 + 64*5" office:value-type="float" office:value="14648.000192">
            <text:p>14648</text:p>
          </table:table-cell>
          <table:table-cell table:formula="of:=[.V23]/[.$V$5]" office:value-type="percentage" office:value="0.697689935317933">
            <text:p>69,77%</text:p>
          </table:table-cell>
          <table:table-cell/>
        </table:table-row>
        <table:table-row table:style-name="ro1">
          <table:table-cell/>
          <table:table-cell table:style-name="ce7" table:formula="of:=ROWS([.B$7:.$C24])" office:value-type="float" office:value="18">
            <text:p>18</text:p>
          </table:table-cell>
          <table:table-cell table:style-name="ce7" office:value-type="string">
            <text:p>2020.12.14-174343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25">
            <text:p>25,00%</text:p>
          </table:table-cell>
          <table:table-cell table:formula="of:=1-[.W24]" office:value-type="percentage" office:value="0.246201478371041">
            <text:p>24,62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formula="of:=[.$R$5]- [.$R$5]*[.K24]/100" office:value-type="float" office:value="3731.9999488">
            <text:p>3732</text:p>
          </table:table-cell>
          <table:table-cell table:style-name="ce50" office:value-type="float" office:value="8.88672">
            <text:p>8,89</text:p>
          </table:table-cell>
          <table:table-cell table:formula="of:=[.$R$5]- [.$R$5]*[.M24]/100" office:value-type="float" office:value="3254.0000256">
            <text:p>3254</text:p>
          </table:table-cell>
          <table:table-cell table:style-name="ce50" office:value-type="float" office:value="20.55664">
            <text:p>20,56</text:p>
          </table:table-cell>
          <table:table-cell table:formula="of:=[.$R$5]- [.$R$5]*[.O24]/100" office:value-type="float" office:value="3094.0000256">
            <text:p>3094</text:p>
          </table:table-cell>
          <table:table-cell table:style-name="ce50" office:value-type="float" office:value="24.46289">
            <text:p>24,46</text:p>
          </table:table-cell>
          <table:table-cell table:formula="of:=[.$R$5]- [.$R$5]*[.Q24]/100" office:value-type="float" office:value="2774.9998592">
            <text:p>2775</text:p>
          </table:table-cell>
          <table:table-cell table:style-name="ce50" office:value-type="float" office:value="32.25098">
            <text:p>32,25</text:p>
          </table:table-cell>
          <table:table-cell table:formula="of:=[.$R$5]- [.$R$5]*[.S24]/100" office:value-type="float" office:value="2456.0001024">
            <text:p>2456</text:p>
          </table:table-cell>
          <table:table-cell table:style-name="ce50" office:value-type="float" office:value="40.03906">
            <text:p>40,04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24];[.J24];[.L24];[.N24];[.P24];[.R24];[.T24]) + 2 + 1 + 64*5" office:value-type="float" office:value="15825.9999616">
            <text:p>15826</text:p>
          </table:table-cell>
          <table:table-cell table:style-name="ce20" table:formula="of:=[.V24]/[.$V$5]" office:value-type="percentage" office:value="0.753798521628959">
            <text:p>75,38%</text:p>
          </table:table-cell>
          <table:table-cell/>
        </table:table-row>
        <table:table-row table:style-name="ro1">
          <table:table-cell/>
          <table:table-cell table:formula="of:=ROWS([.B$7:.$C25])" office:value-type="float" office:value="19">
            <text:p>19</text:p>
          </table:table-cell>
          <table:table-cell office:value-type="string">
            <text:p>2020.12.14-174343</text:p>
          </table:table-cell>
          <table:table-cell table:style-name="ce40" office:value-type="string">
            <text:p>AGP</text:p>
          </table:table-cell>
          <table:table-cell table:style-name="ce17" office:value-type="float" office:value="100">
            <text:p>100</text:p>
          </table:table-cell>
          <table:table-cell table:style-name="ce21" office:value-type="percentage" office:value="0.2">
            <text:p>20,00%</text:p>
          </table:table-cell>
          <table:table-cell table:style-name="ce24" table:formula="of:=1-[.W25]" office:value-type="percentage" office:value="0.197189829045011">
            <text:p>19,72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52" table:formula="of:=[.$J$5]- [.$J$5]*[.K25]/100" office:value-type="float" office:value="3771.9998464">
            <text:p>3772</text:p>
          </table:table-cell>
          <table:table-cell office:value-type="float" office:value="7.91016">
            <text:p>7,91</text:p>
          </table:table-cell>
          <table:table-cell table:style-name="ce52" table:formula="of:=[.$L$5]- [.$L$5]*[.M25]/100" office:value-type="float" office:value="3411.9999488">
            <text:p>3412</text:p>
          </table:table-cell>
          <table:table-cell office:value-type="float" office:value="16.69922">
            <text:p>16,70</text:p>
          </table:table-cell>
          <table:table-cell table:style-name="ce52" table:formula="of:=[.$N$5]- [.$N$5]*[.O25]/100" office:value-type="float" office:value="3291.9998464">
            <text:p>3292</text:p>
          </table:table-cell>
          <table:table-cell office:value-type="float" office:value="19.62891">
            <text:p>19,63</text:p>
          </table:table-cell>
          <table:table-cell table:style-name="ce52" table:formula="of:=[.$P$5]- [.$P$5]*[.Q25]/100" office:value-type="float" office:value="3052.0000512">
            <text:p>3052</text:p>
          </table:table-cell>
          <table:table-cell office:value-type="float" office:value="25.48828">
            <text:p>25,49</text:p>
          </table:table-cell>
          <table:table-cell table:style-name="ce52" table:formula="of:=[.$R$5]- [.$R$5]*[.S25]/100" office:value-type="float" office:value="2811.9998464">
            <text:p>2812</text:p>
          </table:table-cell>
          <table:table-cell office:value-type="float" office:value="31.34766">
            <text:p>31,35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25];[.J25];[.L25];[.N25];[.P25];[.R25];[.T25]) + 2 + 1 + 64*5" office:value-type="float" office:value="16854.9995392">
            <text:p>16855</text:p>
          </table:table-cell>
          <table:table-cell table:formula="of:=[.V25]/[.$V$5]" office:value-type="percentage" office:value="0.802810170954989">
            <text:p>80,28%</text:p>
          </table:table-cell>
          <table:table-cell/>
        </table:table-row>
        <table:table-row table:style-name="ro1">
          <table:table-cell/>
          <table:table-cell table:style-name="ce7" table:formula="of:=ROWS([.B$7:.$C26])" office:value-type="float" office:value="20">
            <text:p>20</text:p>
          </table:table-cell>
          <table:table-cell table:style-name="ce7" office:value-type="string">
            <text:p>2020.12.15-173411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25">
            <text:p>25,00%</text:p>
          </table:table-cell>
          <table:table-cell table:formula="of:=1-[.W26]" office:value-type="percentage" office:value="0.253536527668492">
            <text:p>25,35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formula="of:=[.$R$5]- [.$R$5]*[.K26]/100" office:value-type="float" office:value="3482.0001792">
            <text:p>3482</text:p>
          </table:table-cell>
          <table:table-cell table:style-name="ce50" office:value-type="float" office:value="14.99023">
            <text:p>14,99</text:p>
          </table:table-cell>
          <table:table-cell table:formula="of:=[.$R$5]- [.$R$5]*[.M26]/100" office:value-type="float" office:value="3482.0001792">
            <text:p>3482</text:p>
          </table:table-cell>
          <table:table-cell table:style-name="ce50" office:value-type="float" office:value="14.99023">
            <text:p>14,99</text:p>
          </table:table-cell>
          <table:table-cell table:formula="of:=[.$R$5]- [.$R$5]*[.O26]/100" office:value-type="float" office:value="3072">
            <text:p>3072</text:p>
          </table:table-cell>
          <table:table-cell table:style-name="ce50" office:value-type="float" office:value="25">
            <text:p>25,00</text:p>
          </table:table-cell>
          <table:table-cell table:formula="of:=[.$R$5]- [.$R$5]*[.Q26]/100" office:value-type="float" office:value="2663.000064">
            <text:p>2663</text:p>
          </table:table-cell>
          <table:table-cell table:style-name="ce50" office:value-type="float" office:value="34.98535">
            <text:p>34,99</text:p>
          </table:table-cell>
          <table:table-cell table:formula="of:=[.$R$5]- [.$R$5]*[.S26]/100" office:value-type="float" office:value="2458.0001792">
            <text:p>2458</text:p>
          </table:table-cell>
          <table:table-cell table:style-name="ce50" office:value-type="float" office:value="39.99023">
            <text:p>39,99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26];[.J26];[.L26];[.N26];[.P26];[.R26];[.T26]) + 2 + 1 + 64*5" office:value-type="float" office:value="15672.0006016">
            <text:p>15672</text:p>
          </table:table-cell>
          <table:table-cell table:style-name="ce20" table:formula="of:=[.V26]/[.$V$5]" office:value-type="percentage" office:value="0.746463472331508">
            <text:p>74,65%</text:p>
          </table:table-cell>
          <table:table-cell/>
        </table:table-row>
        <table:table-row table:style-name="ro1">
          <table:table-cell/>
          <table:table-cell table:formula="of:=ROWS([.B$7:.$C27])" office:value-type="float" office:value="21">
            <text:p>21</text:p>
          </table:table-cell>
          <table:table-cell office:value-type="string">
            <text:p>2020.12.14-174343</text:p>
          </table:table-cell>
          <table:table-cell table:style-name="ce40" office:value-type="string">
            <text:p>AGP</text:p>
          </table:table-cell>
          <table:table-cell table:style-name="ce17" office:value-type="float" office:value="100">
            <text:p>100</text:p>
          </table:table-cell>
          <table:table-cell table:style-name="ce21" office:value-type="percentage" office:value="0.2">
            <text:p>20,00%</text:p>
          </table:table-cell>
          <table:table-cell table:style-name="ce24" table:formula="of:=1-[.W27]" office:value-type="percentage" office:value="0.196951677713741">
            <text:p>19,70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52" table:formula="of:=[.$J$5]- [.$J$5]*[.K27]/100" office:value-type="float" office:value="3594.999808">
            <text:p>3595</text:p>
          </table:table-cell>
          <table:table-cell office:value-type="float" office:value="12.23145">
            <text:p>12,23</text:p>
          </table:table-cell>
          <table:table-cell table:style-name="ce52" table:formula="of:=[.$L$5]- [.$L$5]*[.M27]/100" office:value-type="float" office:value="3594.999808">
            <text:p>3595</text:p>
          </table:table-cell>
          <table:table-cell office:value-type="float" office:value="12.23145">
            <text:p>12,23</text:p>
          </table:table-cell>
          <table:table-cell table:style-name="ce52" table:formula="of:=[.$N$5]- [.$N$5]*[.O27]/100" office:value-type="float" office:value="3298.9999104">
            <text:p>3299</text:p>
          </table:table-cell>
          <table:table-cell office:value-type="float" office:value="19.45801">
            <text:p>19,46</text:p>
          </table:table-cell>
          <table:table-cell table:style-name="ce52" table:formula="of:=[.$P$5]- [.$P$5]*[.Q27]/100" office:value-type="float" office:value="3002.0001792">
            <text:p>3002</text:p>
          </table:table-cell>
          <table:table-cell office:value-type="float" office:value="26.70898">
            <text:p>26,71</text:p>
          </table:table-cell>
          <table:table-cell table:style-name="ce52" table:formula="of:=[.$R$5]- [.$R$5]*[.S27]/100" office:value-type="float" office:value="2853.9998208">
            <text:p>2854</text:p>
          </table:table-cell>
          <table:table-cell office:value-type="float" office:value="30.32227">
            <text:p>30,32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27];[.J27];[.L27];[.N27];[.P27];[.R27];[.T27]) + 2 + 1 + 64*5" office:value-type="float" office:value="16859.9995264">
            <text:p>16860</text:p>
          </table:table-cell>
          <table:table-cell table:formula="of:=[.V27]/[.$V$5]" office:value-type="percentage" office:value="0.803048322286259">
            <text:p>80,30%</text:p>
          </table:table-cell>
          <table:table-cell/>
        </table:table-row>
        <table:table-row table:style-name="ro1">
          <table:table-cell/>
          <table:table-cell table:style-name="ce7" table:formula="of:=ROWS([.B$7:.$C28])" office:value-type="float" office:value="22">
            <text:p>22</text:p>
          </table:table-cell>
          <table:table-cell table:style-name="ce7" office:value-type="string">
            <text:p>2020.12.14-10280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4">
            <text:p>40,00%</text:p>
          </table:table-cell>
          <table:table-cell table:formula="of:=1-[.W28]" office:value-type="percentage" office:value="0.374946415813289">
            <text:p>37,49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formula="of:=[.$R$5]- [.$R$5]*[.K28]/100" office:value-type="float" office:value="3086.000128">
            <text:p>3086</text:p>
          </table:table-cell>
          <table:table-cell table:style-name="ce50" office:value-type="float" office:value="24.6582">
            <text:p>24,66</text:p>
          </table:table-cell>
          <table:table-cell table:formula="of:=[.$R$5]- [.$R$5]*[.M28]/100" office:value-type="float" office:value="2683.0000128">
            <text:p>2683</text:p>
          </table:table-cell>
          <table:table-cell table:style-name="ce50" office:value-type="float" office:value="34.49707">
            <text:p>34,50</text:p>
          </table:table-cell>
          <table:table-cell table:formula="of:=[.$R$5]- [.$R$5]*[.O28]/100" office:value-type="float" office:value="2683.0000128">
            <text:p>2683</text:p>
          </table:table-cell>
          <table:table-cell table:style-name="ce50" office:value-type="float" office:value="34.49707">
            <text:p>34,50</text:p>
          </table:table-cell>
          <table:table-cell table:formula="of:=[.$R$5]- [.$R$5]*[.Q28]/100" office:value-type="float" office:value="2077.9999232">
            <text:p>2078</text:p>
          </table:table-cell>
          <table:table-cell table:style-name="ce50" office:value-type="float" office:value="49.26758">
            <text:p>49,27</text:p>
          </table:table-cell>
          <table:table-cell table:formula="of:=[.$R$5]- [.$R$5]*[.S28]/100" office:value-type="float" office:value="2077.9999232">
            <text:p>2078</text:p>
          </table:table-cell>
          <table:table-cell table:style-name="ce50" office:value-type="float" office:value="49.26758">
            <text:p>49,27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28];[.J28];[.L28];[.N28];[.P28];[.R28];[.T28]) + 2 + 1 + 64*5" office:value-type="float" office:value="13123">
            <text:p>13123</text:p>
          </table:table-cell>
          <table:table-cell table:style-name="ce20" table:formula="of:=[.V28]/[.$V$5]" office:value-type="percentage" office:value="0.625053584186711">
            <text:p>62,51%</text:p>
          </table:table-cell>
          <table:table-cell/>
        </table:table-row>
        <table:table-row table:style-name="ro1">
          <table:table-cell/>
          <table:table-cell table:formula="of:=ROWS([.B$7:.$C29])" office:value-type="float" office:value="23">
            <text:p>23</text:p>
          </table:table-cell>
          <table:table-cell office:value-type="string">
            <text:p>2020.12.14-102807</text:p>
          </table:table-cell>
          <table:table-cell table:style-name="ce40" office:value-type="string">
            <text:p>AGP</text:p>
          </table:table-cell>
          <table:table-cell table:style-name="ce17" office:value-type="float" office:value="100">
            <text:p>100</text:p>
          </table:table-cell>
          <table:table-cell table:style-name="ce19" office:value-type="percentage" office:value="0.35">
            <text:p>35,00%</text:p>
          </table:table-cell>
          <table:table-cell table:style-name="ce24" table:formula="of:=1-[.W29]" office:value-type="percentage" office:value="0.344748780185758">
            <text:p>34,47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52" table:formula="of:=[.$J$5]- [.$J$5]*[.K29]/100" office:value-type="float" office:value="3160.0001024">
            <text:p>3160</text:p>
          </table:table-cell>
          <table:table-cell office:value-type="float" office:value="22.85156">
            <text:p>22,85</text:p>
          </table:table-cell>
          <table:table-cell table:style-name="ce52" table:formula="of:=[.$L$5]- [.$L$5]*[.M29]/100" office:value-type="float" office:value="2794.999808">
            <text:p>2795</text:p>
          </table:table-cell>
          <table:table-cell office:value-type="float" office:value="31.7627">
            <text:p>31,76</text:p>
          </table:table-cell>
          <table:table-cell table:style-name="ce52" table:formula="of:=[.$N$5]- [.$N$5]*[.O29]/100" office:value-type="float" office:value="2794.999808">
            <text:p>2795</text:p>
          </table:table-cell>
          <table:table-cell office:value-type="float" office:value="31.7627">
            <text:p>31,76</text:p>
          </table:table-cell>
          <table:table-cell table:style-name="ce52" table:formula="of:=[.$P$5]- [.$P$5]*[.Q29]/100" office:value-type="float" office:value="2245.9998208">
            <text:p>2246</text:p>
          </table:table-cell>
          <table:table-cell office:value-type="float" office:value="45.16602">
            <text:p>45,17</text:p>
          </table:table-cell>
          <table:table-cell table:style-name="ce52" table:formula="of:=[.$R$5]- [.$R$5]*[.S29]/100" office:value-type="float" office:value="2245.9998208">
            <text:p>2246</text:p>
          </table:table-cell>
          <table:table-cell office:value-type="float" office:value="45.16602">
            <text:p>45,17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29];[.J29];[.L29];[.N29];[.P29];[.R29];[.T29]) + 2 + 1 + 64*5" office:value-type="float" office:value="13756.99936">
            <text:p>13757</text:p>
          </table:table-cell>
          <table:table-cell table:formula="of:=[.V29]/[.$V$5]" office:value-type="percentage" office:value="0.655251219814242">
            <text:p>65,53%</text:p>
          </table:table-cell>
          <table:table-cell/>
        </table:table-row>
        <table:table-row table:style-name="ro1">
          <table:table-cell/>
          <table:table-cell table:style-name="ce7" table:formula="of:=ROWS([.B$7:.$C30])" office:value-type="float" office:value="24">
            <text:p>24</text:p>
          </table:table-cell>
          <table:table-cell table:style-name="ce7" office:value-type="string">
            <text:p>2020.12.14-10280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3">
            <text:p>30,00%</text:p>
          </table:table-cell>
          <table:table-cell table:formula="of:=1-[.W30]" office:value-type="percentage" office:value="0.295498940509645">
            <text:p>29,55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formula="of:=[.$R$5]- [.$R$5]*[.K30]/100" office:value-type="float" office:value="3281.999872">
            <text:p>3282</text:p>
          </table:table-cell>
          <table:table-cell table:style-name="ce50" office:value-type="float" office:value="19.87305">
            <text:p>19,87</text:p>
          </table:table-cell>
          <table:table-cell table:formula="of:=[.$R$5]- [.$R$5]*[.M30]/100" office:value-type="float" office:value="2976.9998336">
            <text:p>2977</text:p>
          </table:table-cell>
          <table:table-cell table:style-name="ce50" office:value-type="float" office:value="27.31934">
            <text:p>27,32</text:p>
          </table:table-cell>
          <table:table-cell table:formula="of:=[.$R$5]- [.$R$5]*[.O30]/100" office:value-type="float" office:value="2976.9998336">
            <text:p>2977</text:p>
          </table:table-cell>
          <table:table-cell table:style-name="ce50" office:value-type="float" office:value="27.31934">
            <text:p>27,32</text:p>
          </table:table-cell>
          <table:table-cell table:formula="of:=[.$R$5]- [.$R$5]*[.Q30]/100" office:value-type="float" office:value="2520.0001024">
            <text:p>2520</text:p>
          </table:table-cell>
          <table:table-cell table:style-name="ce50" office:value-type="float" office:value="38.47656">
            <text:p>38,48</text:p>
          </table:table-cell>
          <table:table-cell table:formula="of:=[.$R$5]- [.$R$5]*[.S30]/100" office:value-type="float" office:value="2520.0001024">
            <text:p>2520</text:p>
          </table:table-cell>
          <table:table-cell table:style-name="ce50" office:value-type="float" office:value="38.47656">
            <text:p>38,48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30];[.J30];[.L30];[.N30];[.P30];[.R30];[.T30]) + 2 + 1 + 64*5" office:value-type="float" office:value="14790.999744">
            <text:p>14791</text:p>
          </table:table-cell>
          <table:table-cell table:style-name="ce20" table:formula="of:=[.V30]/[.$V$5]" office:value-type="percentage" office:value="0.704501059490355">
            <text:p>70,45%</text:p>
          </table:table-cell>
          <table:table-cell/>
        </table:table-row>
        <table:table-row table:style-name="ro1">
          <table:table-cell/>
          <table:table-cell table:formula="of:=ROWS([.B$7:.$C31])" office:value-type="float" office:value="25">
            <text:p>25</text:p>
          </table:table-cell>
          <table:table-cell office:value-type="string">
            <text:p>2020.12.14-102807</text:p>
          </table:table-cell>
          <table:table-cell table:style-name="ce40" office:value-type="string">
            <text:p>AGP</text:p>
          </table:table-cell>
          <table:table-cell table:style-name="ce17" office:value-type="float" office:value="100">
            <text:p>100</text:p>
          </table:table-cell>
          <table:table-cell table:style-name="ce19" office:value-type="percentage" office:value="0.25">
            <text:p>25,00%</text:p>
          </table:table-cell>
          <table:table-cell table:style-name="ce24" table:formula="of:=1-[.W31]" office:value-type="percentage" office:value="0.24638607638009">
            <text:p>24,64%</text:p>
          </table:table-cell>
          <table:table-cell office:value-type="float" office:value="128">
            <text:p>128</text:p>
          </table:table-cell>
          <table:table-cell office:value-type="float" office:value="0">
            <text:p>0,00</text:p>
          </table:table-cell>
          <table:table-cell table:style-name="ce52" table:formula="of:=[.$J$5]- [.$J$5]*[.K31]/100" office:value-type="float" office:value="3402.999808">
            <text:p>3403</text:p>
          </table:table-cell>
          <table:table-cell office:value-type="float" office:value="16.91895">
            <text:p>16,92</text:p>
          </table:table-cell>
          <table:table-cell table:style-name="ce52" table:formula="of:=[.$L$5]- [.$L$5]*[.M31]/100" office:value-type="float" office:value="3158.9998592">
            <text:p>3159</text:p>
          </table:table-cell>
          <table:table-cell office:value-type="float" office:value="22.87598">
            <text:p>22,88</text:p>
          </table:table-cell>
          <table:table-cell table:style-name="ce52" table:formula="of:=[.$N$5]- [.$N$5]*[.O31]/100" office:value-type="float" office:value="3158.9998592">
            <text:p>3159</text:p>
          </table:table-cell>
          <table:table-cell office:value-type="float" office:value="22.87598">
            <text:p>22,88</text:p>
          </table:table-cell>
          <table:table-cell table:style-name="ce52" table:formula="of:=[.$P$5]- [.$P$5]*[.Q31]/100" office:value-type="float" office:value="2793.0624">
            <text:p>2793,06</text:p>
          </table:table-cell>
          <table:table-cell table:style-name="ce54" office:value-type="float" office:value="31.81">
            <text:p>31,81</text:p>
          </table:table-cell>
          <table:table-cell table:style-name="ce52" table:formula="of:=[.$R$5]- [.$R$5]*[.S31]/100" office:value-type="float" office:value="2793.0624">
            <text:p>2793,06</text:p>
          </table:table-cell>
          <table:table-cell table:style-name="ce54" office:value-type="float" office:value="31.81">
            <text:p>31,81</text:p>
          </table:table-cell>
          <table:table-cell office:value-type="float" office:value="64">
            <text:p>64</text:p>
          </table:table-cell>
          <table:table-cell office:value-type="float" office:value="0">
            <text:p>0,00</text:p>
          </table:table-cell>
          <table:table-cell table:formula="of:=SUM([.H31];[.J31];[.L31];[.N31];[.P31];[.R31];[.T31]) + 2 + 1 + 64*5" office:value-type="float" office:value="15822.1243264">
            <text:p>15822,12</text:p>
          </table:table-cell>
          <table:table-cell table:formula="of:=[.V31]/[.$V$5]" office:value-type="percentage" office:value="0.75361392361991">
            <text:p>75,36%</text:p>
          </table:table-cell>
          <table:table-cell/>
        </table:table-row>
        <table:table-row table:style-name="ro1">
          <table:table-cell/>
          <table:table-cell table:style-name="ce7" table:formula="of:=ROWS([.B$7:.$C32])" office:value-type="float" office:value="26">
            <text:p>26</text:p>
          </table:table-cell>
          <table:table-cell table:style-name="ce7" office:value-type="string">
            <text:p>2020.12.14-102807</text:p>
          </table:table-cell>
          <table:table-cell office:value-type="string">
            <text:p>AGP</text:p>
          </table:table-cell>
          <table:table-cell office:value-type="float" office:value="100">
            <text:p>100</text:p>
          </table:table-cell>
          <table:table-cell office:value-type="percentage" office:value="0.2">
            <text:p>20,00%</text:p>
          </table:table-cell>
          <table:table-cell table:formula="of:=1-[.W32]" office:value-type="percentage" office:value="0.197046903129317">
            <text:p>19,70%</text:p>
          </table:table-cell>
          <table:table-cell table:style-name="ce45" office:value-type="float" office:value="128">
            <text:p>128</text:p>
          </table:table-cell>
          <table:table-cell table:style-name="ce50" office:value-type="float" office:value="0">
            <text:p>0,00</text:p>
          </table:table-cell>
          <table:table-cell table:formula="of:=[.$R$5]- [.$R$5]*[.K32]/100" office:value-type="float" office:value="3524.9999872">
            <text:p>3525</text:p>
          </table:table-cell>
          <table:table-cell table:style-name="ce50" office:value-type="float" office:value="13.94043">
            <text:p>13,94</text:p>
          </table:table-cell>
          <table:table-cell table:formula="of:=[.$R$5]- [.$R$5]*[.M32]/100" office:value-type="float" office:value="3342.000128">
            <text:p>3342</text:p>
          </table:table-cell>
          <table:table-cell table:style-name="ce50" office:value-type="float" office:value="18.4082">
            <text:p>18,41</text:p>
          </table:table-cell>
          <table:table-cell table:formula="of:=[.$R$5]- [.$R$5]*[.O32]/100" office:value-type="float" office:value="3342.000128">
            <text:p>3342</text:p>
          </table:table-cell>
          <table:table-cell table:style-name="ce50" office:value-type="float" office:value="18.4082">
            <text:p>18,41</text:p>
          </table:table-cell>
          <table:table-cell table:formula="of:=[.$R$5]- [.$R$5]*[.Q32]/100" office:value-type="float" office:value="3067.0000128">
            <text:p>3067</text:p>
          </table:table-cell>
          <table:table-cell table:style-name="ce50" office:value-type="float" office:value="25.12207">
            <text:p>25,12</text:p>
          </table:table-cell>
          <table:table-cell table:formula="of:=[.$R$5]- [.$R$5]*[.S32]/100" office:value-type="float" office:value="3067.0000128">
            <text:p>3067</text:p>
          </table:table-cell>
          <table:table-cell table:style-name="ce50" office:value-type="float" office:value="25.12207">
            <text:p>25,12</text:p>
          </table:table-cell>
          <table:table-cell table:style-name="ce45" office:value-type="float" office:value="64">
            <text:p>64</text:p>
          </table:table-cell>
          <table:table-cell table:style-name="ce50" office:value-type="float" office:value="0">
            <text:p>0,00</text:p>
          </table:table-cell>
          <table:table-cell table:style-name="ce7" table:formula="of:=SUM([.H32];[.J32];[.L32];[.N32];[.P32];[.R32];[.T32]) + 2 + 1 + 64*5" office:value-type="float" office:value="16858.0002688">
            <text:p>16858</text:p>
          </table:table-cell>
          <table:table-cell table:style-name="ce20" table:formula="of:=[.V32]/[.$V$5]" office:value-type="percentage" office:value="0.802953096870683">
            <text:p>80,30%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number-style style:name="N106">
      <number:number number:decimal-places="20" number:min-integer-digits="1"/>
    </number:number-style>
    <number:number-style style:name="N107">
      <number:scientific-number number:decimal-places="4" number:min-integer-digits="1" number:min-exponent-digits="3"/>
    </number:number-style>
    <number:percentage-style style:name="N108P0" style:volatile="true">
      <number:number number:decimal-places="2" number:min-integer-digits="1"/>
      <number:text>%</number:text>
    </number:percentage-style>
    <number:percentage-style style:name="N108">
      <style:text-properties fo:color="#ff0000"/>
      <number:text>-</number:text>
      <number:number number:decimal-places="2" number:min-integer-digits="1"/>
      <number:text>%</number:text>
      <style:map style:condition="value()&gt;=0" style:apply-style-name="N108P0"/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7">17/12/2020</text:date>, <text:time>17.42.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4M26S</meta:editing-duration>
    <meta:editing-cycles>129</meta:editing-cycles>
    <meta:generator>OpenOffice/4.1.7$Win32 OpenOffice.org_project/417m1$Build-9800</meta:generator>
    <dc:date>2020-12-17T17:42:56.13</dc:date>
    <meta:document-statistic meta:table-count="3" meta:cell-count="125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solid" draw:fill-color="#eeeeee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9cm" svg:y="0.316cm" chart:style-name="ch2">
          <text:p>Psnr (db) vs. Bpp scatter-plot</text:p>
        </chart:title>
        <chart:legend svg:x="11.849cm" svg:y="0.475cm" style:legend-expansion="custom" chartooo:width="4.15cm" chartooo:height="1.148cm" style:legend-expansion-aspect-ratio="3.61498257839721" chart:style-name="ch3"/>
        <chart:plot-area chart:style-name="ch4" table:cell-range-address="Sheet1.B4:Sheet1.G4 Sheet1.H8:Sheet1.I33 Sheet1.H3:Sheet1.H3" chart:data-source-has-labels="both" svg:x="1.199cm" svg:y="1.608cm" svg:width="12.034cm" svg:height="6.763cm">
          <chartooo:coordinate-region svg:x="1.821cm" svg:y="1.82cm" svg:width="11.173cm" svg:height="5.878cm"/>
          <chart:axis chart:dimension="x" chart:name="primary-x" chart:style-name="ch5" chartooo:axis-type="auto">
            <chart:title svg:x="6.881cm" svg:y="8.413cm" chart:style-name="ch6">
              <text:p>bpp</text:p>
            </chart:title>
            <chart:categories table:cell-range-address="Sheet1.B4:Sheet1.G4"/>
          </chart:axis>
          <chart:axis chart:dimension="y" chart:name="primary-y" chart:style-name="ch5">
            <chart:title svg:x="0.292cm" svg:y="5.721cm" chart:style-name="ch7">
              <text:p>Psnr (db)</text:p>
            </chart:title>
            <chart:grid chart:style-name="ch8" chart:class="major"/>
          </chart:axis>
          <chart:series chart:style-name="ch9" chart:values-cell-range-address="Sheet1.H8:Sheet1.H33" chart:label-cell-address="Sheet1.H3:Sheet1.H3" chart:class="chart:scatter">
            <chart:domain table:cell-range-address="Sheet1.I8:Sheet1.I33"/>
            <chart:regression-curve chart:style-name="ch10">
              <chart:equation chart:display-r-square="true" svg:x="2.463cm" svg:y="2.074cm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Psnr (db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Sheet1.B4:Sheet1.G4</svg:desc>
                </draw:g>
              </table:table-cell>
              <table:table-cell office:value-type="float" office:value="6.3525390625">
                <text:p>6.3525390625</text:p>
                <draw:g>
                  <svg:desc>Sheet1.I8:Sheet1.I33</svg:desc>
                </draw:g>
              </table:table-cell>
              <table:table-cell office:value-type="float" office:value="45.8150705">
                <text:p>45.8150705</text:p>
                <draw:g>
                  <svg:desc>Sheet1.H8:Sheet1.H33</svg:desc>
                </draw:g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6.35205078125">
                <text:p>6.35205078125</text:p>
              </table:table-cell>
              <table:table-cell office:value-type="float" office:value="45.284305">
                <text:p>45.284305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6.9521484375">
                <text:p>6.9521484375</text:p>
              </table:table-cell>
              <table:table-cell office:value-type="float" office:value="44.7893062">
                <text:p>44.789306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6.9521484375">
                <text:p>6.9521484375</text:p>
              </table:table-cell>
              <table:table-cell office:value-type="float" office:value="45.1532484">
                <text:p>45.1532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322265625">
                <text:p>7.05322265625</text:p>
              </table:table-cell>
              <table:table-cell office:value-type="float" office:value="45.4187365">
                <text:p>45.4187365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6.95263671875">
                <text:p>6.95263671875</text:p>
              </table:table-cell>
              <table:table-cell office:value-type="float" office:value="43.9301892">
                <text:p>43.9301892</text:p>
              </table:table-cell>
            </table:table-row>
            <table:table-row>
              <table:table-cell office:value-type="string"/>
              <table:table-cell office:value-type="float" office:value="6.35302734375">
                <text:p>6.35302734375</text:p>
              </table:table-cell>
              <table:table-cell office:value-type="float" office:value="45.7042498">
                <text:p>45.7042498</text:p>
              </table:table-cell>
            </table:table-row>
            <table:table-row>
              <table:table-cell office:value-type="string"/>
              <table:table-cell office:value-type="float" office:value="6.40771484375">
                <text:p>6.40771484375</text:p>
              </table:table-cell>
              <table:table-cell office:value-type="float" office:value="45.4324756">
                <text:p>45.4324756</text:p>
              </table:table-cell>
            </table:table-row>
            <table:table-row>
              <table:table-cell office:value-type="string"/>
              <table:table-cell office:value-type="float" office:value="6.35205078125">
                <text:p>6.35205078125</text:p>
              </table:table-cell>
              <table:table-cell office:value-type="float" office:value="45.786802">
                <text:p>45.786802</text:p>
              </table:table-cell>
            </table:table-row>
            <table:table-row>
              <table:table-cell office:value-type="string"/>
              <table:table-cell office:value-type="float" office:value="6.7177734375">
                <text:p>6.7177734375</text:p>
              </table:table-cell>
              <table:table-cell office:value-type="float" office:value="44.927865">
                <text:p>44.927865</text:p>
              </table:table-cell>
            </table:table-row>
            <table:table-row>
              <table:table-cell office:value-type="string"/>
              <table:table-cell office:value-type="float" office:value="7.22314453125">
                <text:p>7.22314453125</text:p>
              </table:table-cell>
              <table:table-cell office:value-type="float" office:value="44.4538112">
                <text:p>44.4538112</text:p>
              </table:table-cell>
            </table:table-row>
            <table:table-row>
              <table:table-cell office:value-type="string"/>
              <table:table-cell office:value-type="float" office:value="7.7265625">
                <text:p>7.7265625</text:p>
              </table:table-cell>
              <table:table-cell office:value-type="float" office:value="43.7330412">
                <text:p>43.7330412</text:p>
              </table:table-cell>
            </table:table-row>
            <table:table-row>
              <table:table-cell office:value-type="string"/>
              <table:table-cell office:value-type="float" office:value="8.2314453125">
                <text:p>8.2314453125</text:p>
              </table:table-cell>
              <table:table-cell office:value-type="float" office:value="46.1302098">
                <text:p>46.1302098</text:p>
              </table:table-cell>
            </table:table-row>
            <table:table-row>
              <table:table-cell office:value-type="string"/>
              <table:table-cell office:value-type="float" office:value="7.3037109375">
                <text:p>7.3037109375</text:p>
              </table:table-cell>
              <table:table-cell office:value-type="float" office:value="45.0738156">
                <text:p>45.0738156</text:p>
              </table:table-cell>
            </table:table-row>
            <table:table-row>
              <table:table-cell office:value-type="string"/>
              <table:table-cell office:value-type="float" office:value="7.7255859375">
                <text:p>7.7255859375</text:p>
              </table:table-cell>
              <table:table-cell office:value-type="float" office:value="44.91764">
                <text:p>44.91764</text:p>
              </table:table-cell>
            </table:table-row>
            <table:table-row>
              <table:table-cell office:value-type="string"/>
              <table:table-cell office:value-type="float" office:value="8.232421875">
                <text:p>8.232421875</text:p>
              </table:table-cell>
              <table:table-cell office:value-type="float" office:value="46.5967171">
                <text:p>46.5967171</text:p>
              </table:table-cell>
            </table:table-row>
            <table:table-row>
              <table:table-cell office:value-type="string"/>
              <table:table-cell office:value-type="float" office:value="7.15234375">
                <text:p>7.15234375</text:p>
              </table:table-cell>
              <table:table-cell office:value-type="float" office:value="46.9834615">
                <text:p>46.9834615</text:p>
              </table:table-cell>
            </table:table-row>
            <table:table-row>
              <table:table-cell office:value-type="string"/>
              <table:table-cell office:value-type="float" office:value="7.7275390625">
                <text:p>7.7275390625</text:p>
              </table:table-cell>
              <table:table-cell office:value-type="float" office:value="45.3260699">
                <text:p>45.3260699</text:p>
              </table:table-cell>
            </table:table-row>
            <table:table-row>
              <table:table-cell office:value-type="string"/>
              <table:table-cell office:value-type="float" office:value="8.22998046875">
                <text:p>8.22998046875</text:p>
              </table:table-cell>
              <table:table-cell office:value-type="float" office:value="46.7070257">
                <text:p>46.7070257</text:p>
              </table:table-cell>
            </table:table-row>
            <table:table-row>
              <table:table-cell office:value-type="string"/>
              <table:table-cell office:value-type="float" office:value="7.65234375">
                <text:p>7.65234375</text:p>
              </table:table-cell>
              <table:table-cell office:value-type="float" office:value="47.8726197">
                <text:p>47.8726197</text:p>
              </table:table-cell>
            </table:table-row>
            <table:table-row>
              <table:table-cell office:value-type="string"/>
              <table:table-cell office:value-type="float" office:value="8.232421875">
                <text:p>8.232421875</text:p>
              </table:table-cell>
              <table:table-cell office:value-type="float" office:value="46.7070257">
                <text:p>46.7070257</text:p>
              </table:table-cell>
            </table:table-row>
            <table:table-row>
              <table:table-cell office:value-type="string"/>
              <table:table-cell office:value-type="float" office:value="6.40771484375">
                <text:p>6.40771484375</text:p>
              </table:table-cell>
              <table:table-cell office:value-type="float" office:value="45.6151605">
                <text:p>45.6151605</text:p>
              </table:table-cell>
            </table:table-row>
            <table:table-row>
              <table:table-cell office:value-type="string"/>
              <table:table-cell office:value-type="float" office:value="6.71728515625">
                <text:p>6.71728515625</text:p>
              </table:table-cell>
              <table:table-cell office:value-type="float" office:value="45.1088484">
                <text:p>45.1088484</text:p>
              </table:table-cell>
            </table:table-row>
            <table:table-row>
              <table:table-cell office:value-type="string"/>
              <table:table-cell office:value-type="float" office:value="7.22216796875">
                <text:p>7.22216796875</text:p>
              </table:table-cell>
              <table:table-cell office:value-type="float" office:value="44.5957726">
                <text:p>44.5957726</text:p>
              </table:table-cell>
            </table:table-row>
            <table:table-row>
              <table:table-cell office:value-type="string"/>
              <table:table-cell office:value-type="float" office:value="7.7255859375">
                <text:p>7.7255859375</text:p>
              </table:table-cell>
              <table:table-cell office:value-type="float" office:value="43.9098534">
                <text:p>43.9098534</text:p>
              </table:table-cell>
            </table:table-row>
            <table:table-row>
              <table:table-cell office:value-type="string"/>
              <table:table-cell office:value-type="float" office:value="8.2314453125">
                <text:p>8.2314453125</text:p>
              </table:table-cell>
              <table:table-cell office:value-type="float" office:value="45.3356166">
                <text:p>45.3356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